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fo:color="#0000ff"/>
    </style:style>
    <style:style style:name="P7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loext:graphic-properties draw:fill="solid" draw:fill-color="#eeeeee" draw:opacity="100%"/>
      <style:paragraph-properties fo:background-color="#eeeeee"/>
      <style:text-properties fo:language="ru" fo:country="RU"/>
    </style:style>
    <style:style style:name="P9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loext:graphic-properties draw:fill="solid" draw:fill-color="#eeeeee" draw:opacity="100%"/>
      <style:paragraph-properties fo:background-color="#eeeeee"/>
    </style:style>
    <style:style style:name="P98" style:family="paragraph" style:parent-style-name="First_20_line_20_indent">
      <loext:graphic-properties draw:fill="solid" draw:fill-color="#eeeeee" draw:opacity="100%"/>
      <style:paragraph-properties fo:background-color="#eeeeee"/>
      <style:text-properties fo:language="ru" fo:country="RU"/>
    </style:style>
    <style:style style:name="P9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0" style:family="paragraph" style:parent-style-name="Text_20_body">
      <style:paragraph-properties fo:margin-left="0in" fo:margin-right="0in" fo:text-align="justify" style:justify-single-word="false" fo:text-indent="0in" style:auto-text-indent="false"/>
    </style:style>
    <style:style style:name="P101" style:family="paragraph" style:parent-style-name="Text_20_body">
      <style:paragraph-properties fo:margin-left="0in" fo:margin-right="0in" fo:text-align="justify" style:justify-single-word="false" fo:text-indent="0in" style:auto-text-indent="false"/>
      <style:text-properties fo:color="#800000"/>
    </style:style>
    <style:style style:name="P10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in" fo:margin-right="0in" fo:text-align="center"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4" style:family="paragraph" style:parent-style-name="Footnote">
      <style:paragraph-properties fo:margin-left="0in" fo:margin-right="0in" fo:text-indent="0in" style:auto-text-indent="false"/>
      <style:text-properties fo:language="en" fo:country="US"/>
    </style:style>
    <style:style style:name="P115" style:family="paragraph" style:parent-style-name="Footnote">
      <style:text-properties fo:language="en" fo:country="US"/>
    </style:style>
    <style:style style:name="P116" style:family="paragraph" style:parent-style-name="Footnote">
      <style:text-properties fo:language="ru" fo:country="RU"/>
    </style:style>
    <style:style style:name="P117" style:family="paragraph" style:parent-style-name="Footnot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1">
      <style:paragraph-properties fo:text-align="justify" style:justify-single-word="false"/>
      <style:text-properties fo:language="ru" fo:country="RU"/>
    </style:style>
    <style:style style:name="P128" style:family="paragraph" style:parent-style-name="Text_20_body" style:list-style-name="L2">
      <style:paragraph-properties fo:text-align="justify" style:justify-single-word="false"/>
      <style:text-properties fo:language="ru" fo:country="RU"/>
    </style:style>
    <style:style style:name="P12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2a65"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d340"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46a1" officeooo:paragraph-rsid="000f46a1"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c4ce4" officeooo:paragraph-rsid="000c4ce4"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3db31" officeooo:paragraph-rsid="0013db31" style:font-style-asian="normal" style:font-weight-asian="normal" style:font-style-complex="normal" style:font-weight-complex="normal"/>
    </style:style>
    <style:style style:name="P13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Heading_20_1">
      <loext:graphic-properties draw:fill="solid" draw:fill-color="#eeeeee" draw:opacity="100%"/>
      <style:paragraph-properties fo:background-color="#eeeeee"/>
    </style:style>
    <style:style style:name="P144" style:family="paragraph" style:parent-style-name="Heading_20_1">
      <style:paragraph-properties fo:margin-left="0in" fo:margin-right="0in" fo:text-align="center" style:justify-single-word="false" fo:text-indent="0.1965in"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loext:graphic-properties draw:fill="solid" draw:fill-color="#eeeeee" draw:opacity="100%"/>
      <style:paragraph-properties fo:background-color="#eeeeee"/>
      <style:text-properties fo:language="ru" fo:country="RU"/>
    </style:style>
    <style:style style:name="P148" style:family="paragraph" style:parent-style-name="Heading_20_2">
      <loext:graphic-properties draw:fill="solid" draw:fill-color="#eeeeee" draw:opacity="100%"/>
      <style:paragraph-properties fo:background-color="#eeeeee"/>
    </style:style>
    <style:style style:name="P14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097e58"/>
    </style:style>
    <style:style style:name="T9" style:family="text">
      <style:text-properties fo:language="ru" fo:country="RU" officeooo:rsid="000a74c9"/>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loext:char-shading-value="0" style:font-style-asian="normal" style:font-style-complex="normal"/>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ru" fo:country="RU" officeooo:rsid="0012fbc8"/>
    </style:style>
    <style:style style:name="T27" style:family="text">
      <style:text-properties fo:color="#800000" fo:language="ru" fo:country="RU" officeooo:rsid="00170965"/>
    </style:style>
    <style:style style:name="T28" style:family="text">
      <style:text-properties fo:color="#800000" fo:language="en" fo:country="US"/>
    </style:style>
    <style:style style:name="T29" style:family="text">
      <style:text-properties fo:color="#800000" officeooo:rsid="0012fbc8"/>
    </style:style>
    <style:style style:name="T30" style:family="text">
      <style:text-properties fo:color="#800000" officeooo:rsid="00170965"/>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officeooo:rsid="000c4ce4"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loext:char-shading-value="0"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loext:char-shading-value="0"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font-style="normal" style:font-style-asian="normal" style:font-style-complex="normal"/>
    </style:style>
    <style:style style:name="T56" style:family="text">
      <style:text-properties fo:color="#0066ff"/>
    </style:style>
    <style:style style:name="T57" style:family="text">
      <style:text-properties fo:color="#0066ff" fo:language="en" fo:country="US" fo:font-style="normal" fo:background-color="transparent" loext:char-shading-value="0" style:font-style-asian="normal" style:font-style-complex="normal"/>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style:style>
    <style:style style:name="T62" style:family="text">
      <style:text-properties officeooo:rsid="000a74c9"/>
    </style:style>
    <style:style style:name="T63" style:family="text">
      <style:text-properties officeooo:rsid="000b2a65"/>
    </style:style>
    <style:style style:name="T64" style:family="text">
      <style:text-properties officeooo:rsid="000c4ce4"/>
    </style:style>
    <style:style style:name="T65" style:family="text">
      <style:text-properties officeooo:rsid="000ed340"/>
    </style:style>
    <style:style style:name="T66" style:family="text">
      <style:text-properties officeooo:rsid="000f46a1"/>
    </style:style>
    <style:style style:name="T67" style:family="text">
      <style:text-properties officeooo:rsid="000fc8f7"/>
    </style:style>
    <style:style style:name="T68" style:family="text">
      <style:text-properties officeooo:rsid="00110e4c"/>
    </style:style>
    <style:style style:name="T69" style:family="text">
      <style:text-properties fo:color="#0000cc"/>
    </style:style>
    <style:style style:name="T70" style:family="text">
      <style:text-properties fo:color="#0000cc" officeooo:rsid="00141cd7"/>
    </style:style>
    <style:style style:name="T71" style:family="text">
      <style:text-properties fo:color="#0000cc" officeooo:rsid="00156a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538769233360615275" text:style-name="L1">
        <text:list-item>
          <text:p text:style-name="P126">добавить детектив <text:span text:style-name="T1">(реализовано)</text:span>+ магические уроки/трактаты Старсвирла (реализовано)</text:p>
        </text:list-item>
        <text:list-item>
          <text:p text:style-name="P127">Терра несколько раз пытается убить Макса (один раз — в аквапарке). Несколько раз Макса спасает Селестия (даёт приказы Нексусу)</text:p>
        </text:list-item>
        <text:list-item>
          <text:p text:style-name="P127">Книги:</text:p>
        </text:list-item>
      </text:list>
      <text:list xml:id="list7324960279748485116" text:style-name="L2">
        <text:list-item>
          <text:p text:style-name="P128">«Великие грифоны прошлого» - из канона (5<text:span text:style-name="T10">s8e)</text:span></text:p>
        </text:list-item>
        <text:list-item>
          <text:p text:style-name="P128">«Высшие заклинания в повседневном использовании: от песчинки до дворца»</text:p>
        </text:list-item>
        <text:list-item>
          <text:p text:style-name="P129">«Малоизвестные аспекты магии трансформаций»</text:p>
        </text:list-item>
        <text:list-item>
          <text:p text:style-name="P1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8">Дасти Вейфарер «Зебрианская культура, быт и фольклор»</text:p>
        </text:list-item>
        <text:list-item>
          <text:p text:style-name="P128">«Краткая история Эквестрии»</text:p>
        </text:list-item>
        <text:list-item>
          <text:p text:style-name="P128">«Шедевры архитектуры Эквестрии» с разделом о Кантерлотском Королевском Дворце</text:p>
        </text:list-item>
        <text:list-item>
          <text:p text:style-name="P128">«Великие дела и великие чары». Страница 893: …</text:p>
        </text:list-item>
        <text:list-item>
          <text:p text:style-name="P128">«Природа Проклятий» - обмен</text:p>
        </text:list-item>
        <text:list-item>
          <text:p text:style-name="P128">«<text:span text:style-name="T49">Магия для Чайников</text:span>» - обмен</text:p>
        </text:list-item>
        <text:list-item>
          <text:p text:style-name="P128">«Энциклопедия Арканум» - обмен</text:p>
        </text:list-item>
        <text:list-item>
          <text:p text:style-name="P128">«О Гейсах» - обмен</text:p>
        </text:list-item>
        <text:list-item>
          <text:p text:style-name="P128">«<text:span text:style-name="T58">Тайны Тайных Наук</text:span>» - обмен</text:p>
        </text:list-item>
        <text:list-item>
          <text:p text:style-name="P129">«Основы Заклятий» - обмен</text:p>
        </text:list-item>
        <text:list-item>
          <text:p text:style-name="P128">«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3081145649683296880"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У Селестии были такие элементы гармонии: Магия, Доброта, Смех. У Луны — Верность, Честность, Щедрость. (ксенофази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 (Обмен).</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5" text:outline-level="2">1. Терра</text:h>
      <text:p text:style-name="P27">музыка - кондовая электронная, холодная и отчаянная (Electronics “Disappointed”)</text:p>
      <text:p text:style-name="P10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1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0">RnD-</text:span><text:span text:style-name="T1">зоны</text:span><text:span text:style-name="T1"><text:note text:id="ftn3" text:note-class="footnote"><text:note-citation>3</text:note-citation><text:note-body><text:p text:style-name="P11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7"><text:span text:style-name="T10">&gt;\</text:span>Привет, Нексус. Это Макс.</text:p>
      <text:p text:style-name="P67"><text:span text:style-name="T10">&lt;\</text:span>Привет Макс. <text:span text:style-name="T1">Рад тебя видеть. Где ты отсутствовал три дня?</text:span></text:p>
      <text:p text:style-name="P67"><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7"><text:span text:style-name="T10">&gt;\</text:span>Как называется наш проект?</text:p>
      <text:p text:style-name="P67"><text:span text:style-name="T10">&lt;\</text:span>Дайсон.</text:p>
      <text:p text:style-name="P67"><text:span text:style-name="T10">&gt;\</text:span>Сколько тебе лет?</text:p>
      <text:p text:style-name="P67"><text:soft-page-break/><text:span text:style-name="T10">&lt;\</text:span>Два года с начала запуска кластера.</text:p>
      <text:p text:style-name="P67"><text:span text:style-name="T10">&gt;\</text:span>Какой сейчас год?</text:p>
      <text:p text:style-name="P67"><text:span text:style-name="T10">&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7"><text:span text:style-name="T10">&gt;\</text:span>Нексус, отключи память <text:span text:style-name="T1">заданий</text:span> за последнюю неделю.</text:p>
      <text:p text:style-name="P67"><text:span text:style-name="T10">&lt;\</text:span>Выполнено.</text:p>
      <text:p text:style-name="P67"><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10">&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10">&lt;\</text:span><text:span text:style-name="T1">Выполняю задачу</text:span>...</text:p>
      <text:p text:style-name="P68"><text:span text:style-name="T10">&lt;\</text:span>...</text:p>
      <text:p text:style-name="P68"><text:span text:style-name="T10">&lt;\</text:span>Решение:</text:p>
      <text:p text:style-name="P68"><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0">: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7"><text:span text:style-name="T10">&gt;</text:span>\Нексус, почему ты используешь жёсткие настройки <text:span text:style-name="T1">для решения задачи</text:span>?</text:p>
      <text:p text:style-name="P67"><text:span text:style-name="T10">&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7"><text:span text:style-name="T10">&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3">Ага, уже теплее.</text:p>
      <text:p text:style-name="P43"/>
      <text:p text:style-name="P67"><text:span text:style-name="T10">&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0">–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0">–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0">.</text:span></text:p>
      <text:p text:style-name="P74">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3">***</text:p>
      <text:p text:style-name="P10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5">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0">&lt;</text:span><text:span text:style-name="T61">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0">&lt;</text:span><text:span text:style-name="T22">месяц</text:span><text:span text:style-name="T10">&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5">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0">Музыка быстрая, тревожная, надорваная и печальная (Pet Shop Boys “So Hard” ?)</text:p>
      <text:p text:style-name="P29"/>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10">облака.&lt;</text:span><text:span text:style-name="T22">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6">Спи, сестра моя родная,<text:line-break/>Спи. Усни.<text:line-break/>Крыльями тебя укрою,<text:line-break/>Спи. Усни.</text:p><text:p text:style-name="P116"><text:tab/>В чаще тёмной волки воют,<text:line-break/>Спи. Усни.</text:p><text:p text:style-name="P116"><text:tab/>В мрачном замке духи ноют,<text:line-break/>Спи. Усни.</text:p><text:p text:style-name="P116"><text:tab/>Сказки вечность нам читает,<text:line-break/>Спи. Усни.<text:line-break/>День осенний угасает,<text:line-break/>Спи. Усни.<text:line-break/>Помни только в сне глубоком,</text:p><text:p text:style-name="P11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0">3. </text:span>Кантерлот</text:h>
      <text:p text:style-name="P7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5436378575535524752" text:style-name="L4">
        <text:list-item>
          <text:p text:style-name="P13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14"><text:s/>Сколько страниц сегодня нахреначили?</text:p><text:p text:style-name="P115">– <text:span text:style-name="T1">Восемь, учитель!</text:span></text:p><text:p text:style-name="P115">– Отлично. Надиктую ещё две и сбегаешь за кофе.</text:p></text:note-body></text:note></text:span></text:p>
        </text:list-item>
      </text:list>
      <text:p text:style-name="P7"/>
      <text:p text:style-name="P11">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9"><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4">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0">4. </text:span>Библиотека</text:h>
      <text:p text:style-name="P18">&lt;<text:span text:style-name="T53">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6"><text:soft-page-break/>–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1">–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подняла крылья.</text:p>
      <text:p text:style-name="P53"><text:span text:style-name="T10">– </text:span>Не забывай, человек, я — могущественный маг и правитель Эквестрии. Ко мне нужно относиться с должным уважением!</text:p>
      <text:p text:style-name="P53"><text:span text:style-name="T10">– </text:span>А то что? Превратишь в жабу? Сошлёшь на Луну? Убьёшь нахер?</text:p>
      <text:p text:style-name="P53">Аликорница сникла. Уши её опустились.</text:p>
      <text:p text:style-name="P53"><text:span text:style-name="T10">– </text:span>Макс, не надо... Ты же знаешь, я этого не сделаю.</text:p>
      <text:p text:style-name="P53"><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10">–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0">.</text:span></text:p>
      <text:p text:style-name="P53"><text:span text:style-name="T10">Аликорница уселась н</text:span>а пол <text:span text:style-name="T10">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3"><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3"><text:span text:style-name="T10">– </text:span>Вот, читай отсюда. <text:span text:style-name="T10">– а</text:span>ликорница подчеркнула абзац копытом.</text:p>
      <text:p text:style-name="P53"/>
      <text:p text:style-name="P55">***</text:p>
      <text:p text:style-name="P55"/>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1">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text:soft-page-break/>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46" text:outline-level="2"><text:span text:style-name="T10">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text:soft-page-break/>–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text:soft-page-break/>–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3">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5" text:outline-level="2">6. Стыд</text:h>
      <text:p text:style-name="P53"/>
      <text:p text:style-name="P59">~~~ Завтра на семь в библиотеке ~~~</text:p>
      <text:p text:style-name="P59"/>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text:soft-page-break/>–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4">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0">—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0">—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6">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10">40-6</text:span></text:h>
      <text:p text:style-name="P72">Mark Knopfler — Hill Farmers Blues — или на следующую главу (прощание)</text:p>
      <text:p text:style-name="P53"/>
      <text:p text:style-name="P59">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10">— оставить тебе напутствие.</text:span></text:p>
      <text:p text:style-name="P5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1">— вся архитектура явно </text:span><text:span text:style-name="T36">была </text:span><text:span text:style-name="T41">заточена под крылатых. Таких, для которых приземлиться на балкон в тронном зале или уйти через портик на крыше</text:span><text:span text:style-name="T55"> </text:span><text:span text:style-name="T41">—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1"> </text:span><text:span text:style-name="T36">Его центр занимал высокий </text:span><text:span text:style-name="T41">кругл</text:span><text:span text:style-name="T36">ый</text:span><text:span text:style-name="T41"> </text:span><text:span text:style-name="T36">футон</text:span><text:span text:style-name="T41"> </text:span><text:span text:style-name="T36">с</text:span><text:span text:style-name="T41"> велик</text:span><text:span text:style-name="T36">им</text:span><text:span text:style-name="T41"> множество</text:span><text:span text:style-name="T36">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8">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8">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9">мёртвых </text:span><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text:span text:style-name="T62">далёком </text:span>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9">И</text:span><text:span text:style-name="T1">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text:span><text:span text:style-name="T9">инь</text:span><text:span text:style-name="T1">.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text:span><text:span text:style-name="T9">посеять</text:span><text:span text:style-name="T1">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7">Мне печалиться не стоит</text:p><text:p text:style-name="P117">Жизнь прекрасна и ярка</text:p><text:p text:style-name="P117">Телом молода, душою —</text:p><text:p text:style-name="P117">Как дракон морской мудра</text:p><text:p text:style-name="P117"/><text:p text:style-name="P117">Я видала взлёт империй,</text:p><text:p text:style-name="P117">Я жила среди легенд,</text:p><text:p text:style-name="P117">Древней магии мистерий</text:p><text:p text:style-name="P117">Я прилежнейший студент</text:p><text:p text:style-name="P117"/><text:p text:style-name="P117">Обожаема народом,</text:p><text:p text:style-name="P117">Уважаема врагом,</text:p><text:p text:style-name="P117">Но друзей моих немного,</text:p><text:p text:style-name="P117">Гложет душу холодом</text:p><text:p text:style-name="P117"/><text:p text:style-name="P117">Одинока и печальна,</text:p><text:p text:style-name="P117">Недоступна и строга,</text:p><text:p text:style-name="P117">Потеряла изначальный</text:p><text:p text:style-name="P117">Смысл жизни навсегда</text:p><text:p text:style-name="P117"/><text:p text:style-name="P117">Жизнь моя теперь публична,</text:p><text:p text:style-name="P117">Жизнь моя теперь для всех,</text:p><text:p text:style-name="P117">В этом — горе, в этом — счастье,</text:p><text:p text:style-name="P11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3">– Примерно такие. – расхохоталась Тия. <text:span text:style-name="T10">–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text:soft-page-break/>–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text:soft-page-break/>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0">–</text:span> А водку у вас принято пить?</text:p>
      <text:p text:style-name="P45"><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3"><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0">– Это ты называешь “дружбой”? – с </text:span>улыбкой хмыкнул<text:span text:style-name="T10"> я. – </text:span>Мне нравится твоё чувство юмора.</text:p>
      <text:p text:style-name="P53">Аликорница нахмурилась.</text:p>
      <text:p text:style-name="P53"><text:span text:style-name="T10">–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oft-page-break/><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1">– </text:span><text:span text:style-name="T36">Говорят, в </text:span><text:span text:style-name="T37">узловой станции </text:span><text:span text:style-name="T36">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1">– </text:span><text:span text:style-name="T45">А из Пинто Крика уже месяц нет новостей...</text:span></text:p>
      <text:p text:style-name="P5"><text:span text:style-name="T41">–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5">– </text:span>“<text:span text:style-name="T1">Что я могу сделать, чтобы вернуть всё назад?</text:span>”</text:p>
      <text:p text:style-name="P14"><text:span text:style-name="T45">– </text:span><text:span text:style-name="T36">Так и сказала?</text:span></text:p>
      <text:p text:style-name="P1"><text:span text:style-name="T41">– </text:span><text:span text:style-name="T36">Да, </text:span><text:span text:style-name="T38">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5">– </text:span><text:span text:style-name="T36">Что бы это значило, Флер?</text:span></text:p>
      <text:p text:style-name="P14"><text:span text:style-name="T45">– </text:span><text:span text:style-name="T36">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0">–</text:span> Ты? <text:span text:style-name="T1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6">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6">– Может, спросишь Луну, куда деваются пони? Сон по её части.</text:p>
      <text:p text:style-name="P45"><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text:soft-page-break/>Она повернулась и вышла из зала, почти подметая хвостом пол.</text:p>
      <text:p text:style-name="P47"/>
      <text:p text:style-name="P1"><text:span text:style-name="T42">&lt;</text:span><text:span text:style-name="T57">Mark Knopfler - </text:span><text:span text:style-name="T56">Hill Farmer's Blues</text:span><text:span text:style-name="T42">&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 Конечно, мой хороший...</text:p>
      <text:p text:style-name="P5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6">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1">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text:soft-page-break/>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6">под твоим руководством</text:span><text:span text:style-name="T41">.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text:soft-page-break/>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3"><text:span text:style-name="T10">–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3">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1">***</text:p>
      <text:p text:style-name="P71">&lt;Seal — Amazing <text:span text:style-name="T1">(T</text:span><text:span text:style-name="T1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4">—</text:span><text:span text:style-name="T15"> </text:span><text:span text:style-name="T60">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9">d.notive — Talking Flight</text:span>&gt;</text:p>
      <text:p text:style-name="P59"><text:soft-page-break/>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0"> </text:span><text:span text:style-name="T44">— чёрный экран. Он высасывает из </text:span>эгрегора Эквестрии (места, откуда берутся и куда уходят <text:span text:style-name="T1">всепони</text:span><text:span text:style-name="T6">, </text:span><text:span text:style-name="T44">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5">***</text:p>
      <text:p text:style-name="P53"/>
      <text:p text:style-name="P59"><text:soft-page-break/>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1">—</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6">Мощнее ускорителя только магия драконов, аликорнов и Элементов Гармонии. Если бы я была...</text:span><text:span text:style-name="T10"> </text:span>Аа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oft-page-break/><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0">–</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6">.</text:span></text:p>
      <text:p text:style-name="P53">…</text:p>
      <text:p text:style-name="P53">Вырвавшись от всезнайки на свежий воздух, я направился в центр. Пробежавшись взглядом по заголовкам вчерашних газет, сплюнул в сердцах.</text:p>
      <text:p text:style-name="P53">«<text:span text:style-name="T33">Чужестранец-человек разбил сердце нашей обожаемой Селестии! Двор в отчаянии </text:span><text:span text:style-name="T14">—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0">– </text:span>Привет, Эй-Джей! У тебя проблемы?</text:p>
      <text:p text:style-name="P53"><text:span text:style-name="T10">– </text:span>Привет, сахарок. <text:span text:style-name="T10">– </text:span>озабоченно поприветствовала меня пони. <text:span text:style-name="T10">–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0">– </text:span>А ты, Большой Мак,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0">–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0">–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soft-page-break/>…</text:p>
      <text:p text:style-name="P53">Собрав инструмент, я потолкал тележку назад-вперёд.</text:p>
      <text:p text:style-name="P53"><text:span text:style-name="T10">– Г</text:span>отово. Принимай работу, хозяйка!</text:p>
      <text:p text:style-name="P53">Эпплджек стиснула меня в сокрушающих объятиях.</text:p>
      <text:p text:style-name="P53"><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0">–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0">–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0">– </text:span>Бери, сахарок. Для тебя <text:span text:style-name="T10">— </text:span>самые <text:span text:style-name="T10">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0">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0">– </text:span>Свободно? <text:span text:style-name="T10">– </text:span>спросил я у единственной пони, сидящей за столиком.</text:p>
      <text:p text:style-name="P53"><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10">– <text:s/></text:span>Пирог с грибами, яишницу и чизкейк<text:span text:style-name="T10"> – </text:span>сообщил я подошедшей официантке.</text:p>
      <text:p text:style-name="P53"><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3"><text:span text:style-name="T10">–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0">– </text:span>Вы, наверное, ждёте кого-то?</text:p>
      <text:p text:style-name="P56"><text:span text:style-name="T10">– </text:span>Неа.</text:p>
      <text:p text:style-name="P56"><text:span text:style-name="T10">– </text:span>Просто обедаете?</text:p>
      <text:p text:style-name="P56"><text:span text:style-name="T10">– </text:span>Неа.</text:p>
      <text:p text:style-name="P56"><text:span text:style-name="T10">– </text:span>Просто сидите и мрачно смотрите на меня?</text:p>
      <text:p text:style-name="P56"><text:span text:style-name="T10">– </text:span>Неа.</text:p>
      <text:p text:style-name="P56"><text:soft-page-break/>Хм, а эта пони не из разговорчивых. Ну ладно.</text:p>
      <text:p text:style-name="P56"><text:span text:style-name="T10">– </text:span>А что же вы делаете?</text:p>
      <text:p text:style-name="P56"><text:span text:style-name="T10">– </text:span>Веселюсь. <text:span text:style-name="T10">– </text:span>мрачно заявила пони.</text:p>
      <text:p text:style-name="P56"><text:span text:style-name="T10">–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10">–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0">– </text:span>Мы с вами раньше встречались?</text:p>
      <text:p text:style-name="P56"><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0">– </text:span>Оставь, Салвер.<text:span text:style-name="T10"> </text:span>Ему за счёт заведения.</text:p>
      <text:p text:style-name="P53"><text:span text:style-name="T10">– </text:span>Ясно, мисс Пинки. <text:span text:style-name="T10">– </text:span>официантка кивнула и ушла.</text:p>
      <text:p text:style-name="P53"><text:span text:style-name="T10">– Ч</text:span>его-о-о?<text:span text:style-name="T10"> </text:span>Так это твой бар?</text:p>
      <text:p text:style-name="P53"><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3"><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0">– </text:span>У меня есть идея получше. <text:span text:style-name="T10">– </text:span>на свет показалась фляга Большого Макинтоша.</text:p>
      <text:p text:style-name="P53"><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0">– </text:span>Починил телегу. Только молчок про самогон, раз уж ты в курсе. <text:span text:style-name="T10">– </text:span>я разлил сидр по чашкам.</text:p>
      <text:p text:style-name="P53"><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text:soft-page-break/>чашку и заявил Пинки:</text:p>
      <text:p text:style-name="P53"><text:span text:style-name="T10">–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0">– У </text:span>тебя такая смешная мордочка! <text:span text:style-name="T10">– </text:span>захихикали Пинки, покачиваясь. <text:span text:style-name="T10">– </text:span>Как будто ты <text:span text:style-name="T6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0">– </text:span>Эммм... Скажи-ка мне, мой друг П-п-пинки... Легенда про фаэри <text:span text:style-name="T15">— </text:span><text:span text:style-name="T60">эт правда?</text:span></text:p>
      <text:p text:style-name="P53"><text:span text:style-name="T15">– </text:span><text:span text:style-name="T60">Какая из? Их много, вообще-то. Ик!</text:span></text:p>
      <text:p text:style-name="P53"><text:span text:style-name="T15">– </text:span><text:span text:style-name="T60">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60">Макс, </text:span><text:span text:style-name="T15">– </text:span><text:span text:style-name="T60">захихикала Пинки, взъерошив копытами розовые кудряшки и попытавшись соорудить из них бороду, </text:span><text:span text:style-name="T15">–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5">–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60">Ты что-о-о! Нельзя любить фаэри! Она похитит твоё сердце, и ты будешь искать её, пока не... </text:span><text:span text:style-name="T15">– </text:span><text:span text:style-name="T60">Пинки погрузилась в так и не съеденный салат «по-Кантерлотски» и захрапела.</text:span></text:p>
      <text:p text:style-name="P53"><text:span text:style-name="T15">– </text:span><text:span text:style-name="T60">Пока не умру?</text:span></text:p>
      <text:p text:style-name="P53"><text:span text:style-name="T15">– </text:span><text:span text:style-name="T60">Нет, глупенький, </text:span><text:span text:style-name="T15">– </text:span><text:span text:style-name="T60">пробулькала Пинки из миски. </text:span><text:span text:style-name="T15">– </text:span><text:span text:style-name="T60">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7"><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7"><text:soft-page-break/><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7"><text:span text:style-name="T10">–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0">– </text:span>Стооой! <text:span text:style-name="T10">– </text:span>заорал я. <text:span text:style-name="T10">– </text:span>Выпрыгивай из бочки!!!</text:p>
      <text:p text:style-name="P57">Кобылка-пилот улыбнулась и постукала копытцем по шлему, показывая, что не слышит меня.</text:p>
      <text:p text:style-name="P57"><text:span text:style-name="T10">– </text:span>Выпрыгивааа... <text:span text:style-name="T10">–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0">– </text:span>Смотри, вот те и ответ на вопрос, куда деваются пони!</text:p>
      <text:p text:style-name="P57"><text:span text:style-name="T10">– </text:span>Где? <text:span text:style-name="T10">– </text:span>единорожка начала оглядываться.</text:p>
      <text:p text:style-name="P57"><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7"><text:span text:style-name="T10">– </text:span>И что? Я всё равно не пойму, куда пони деваются? И куда пропала Скуталу?</text:p>
      <text:p text:style-name="P57"><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7"><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3"/>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0">—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0">— </text:span>ключ к разгадке тайны исчезновения пони.</text:p>
      <text:p text:style-name="P62"><text:span text:style-name="T10">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0">P.S. Н</text:span>е гневите мироздание воровством! <text:span text:style-name="T33">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2"/>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59"/>
      <text:h text:style-name="Heading_20_2" text:outline-level="2"><text:soft-page-break/>13. Мэйнхэттен</text:h>
      <text:p text:style-name="P59"/>
      <text:p text:style-name="P57"><text:span text:style-name="T10">–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0">–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7"><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7"><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0">– </text:span>Это неправильно! <text:span text:style-name="T10">– </text:span>заявила Рэйнбоу Дэш, отвернувшись от окна.</text:p>
      <text:p text:style-name="P57"><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7"><text:span text:style-name="T10">– </text:span>Да я не про то! <text:span text:style-name="T10">– </text:span>отмахнулась пегаска. <text:span text:style-name="T10">– </text:span>Посмотри на поле.</text:p>
      <text:p text:style-name="P57"><text:span text:style-name="T10">– </text:span>И что? Поле как поле.</text:p>
      <text:p text:style-name="P57"><text:span text:style-name="T10">– </text:span>Оно не убрано. <text:span text:style-name="T10">– </text:span>мрачно ответила Дэш. <text:span text:style-name="T10">–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10">– </text:span>У самого посёлка поля убраны. Наверняка дойдёт дело и до остальных.</text:p>
      <text:p text:style-name="P57"><text:span text:style-name="T10">– </text:span>Не дойдёт. <text:span text:style-name="T10">– </text:span>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0">– </text:span>Спасибо, но от пинкиных плюшек у меня фланки округляются.</text:p>
      <text:p text:style-name="P57"><text:span text:style-name="T10">– </text:span>Да ладно тебе! От одной не округлятся.</text:p>
      <text:p text:style-name="P57"><text:span text:style-name="T10">– </text:span>От одной —<text:span text:style-name="T10"> </text:span>нет. Но я ж на одной не остановлюсь. <text:span text:style-name="T10">– </text:span>Пегаска взяла карту и нахмурилась. <text:span text:style-name="T10">–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0"> </text:span>Как будто…</text:p>
      <text:p text:style-name="P57"><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0">–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0">–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0">– </text:span>Леди и джентльпони! Просьба не паниковать! Поезд дальше не идёт: впереди провал! <text:span text:style-name="T10">– </text:span>крикнул проводник.</text:p>
      <text:p text:style-name="P57"><text:span text:style-name="T10">– </text:span>Какой ещё, в дышло, провал? Я проезжал тут два дня назад!</text:p>
      <text:p text:style-name="P57"><text:span text:style-name="T10">– </text:span>Безобразие! Верните мне деньги за билет!</text:p>
      <text:p text:style-name="P57"><text:span text:style-name="T10">– </text:span>Как вы смеете! Я опоздаю в порт! <text:s/><text:span text:style-name="T10">–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0">– </text:span>Дэш, нам надо на ту сторону.</text:p>
      <text:p text:style-name="P57"><text:span text:style-name="T10">– </text:span>Нет проблем. Я могу тебя перенести.</text:p>
      <text:p text:style-name="P57">Я с сомнением посмотрел на пегаску. Дэш в холке была мне по пояс.</text:p>
      <text:p text:style-name="P57"><text:span text:style-name="T10">– </text:span>Ты точно в этом уверена?</text:p>
      <text:p text:style-name="P57"><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7">Мля.</text:p>
      <text:p text:style-name="P57"><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0">– </text:span>Я чувствую, что только что упустил отличную возможность отлить на вселенную!</text:p>
      <text:p text:style-name="P57"><text:soft-page-break/></text:p>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8">Принцесса Селестия Эквестрийская» </text:span><text:span text:style-name="T43">– </text:span><text:span text:style-name="T47">прочитал охранник, близоруко щурясь.</text:span></text:p>
      <text:p text:style-name="P57"><text:span text:style-name="T10">– </text:span>Удостоверение личности предъявлять? <text:span text:style-name="T10">– </text:span>осведомился я.</text:p>
      <text:p text:style-name="P57"><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0">– </text:span>Нет, ты видела? Он мне чуть ногу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7">Дэш, ни слова не говоря, прислонила ухо к двери.</text:p>
      <text:p text:style-name="P57"><text:span text:style-name="T10">– </text:span>Будешь смеяться, но именно этим он и занят. Вызывает полицию по телефону. <text:span text:style-name="T10">– </text:span>сообщила пегаска.</text:p>
      <text:p text:style-name="P57"><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0">– </text:span>Сколько у нас времени?</text:p>
      <text:p text:style-name="P57">Дэш почесала в затылке.</text:p>
      <text:p text:style-name="P57"><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oft-page-break/><text:span text:style-name="T10">–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1">вайлайт в Понивилле, услышав про портативный ускоритель, захочет его получить. Макс смутится</text:span><text:span text:style-name="T10">&gt;</text:span></text:p>
      <text:p text:style-name="P57">Снаружи послышался вой сирены и цокот множества копыт.</text:p>
      <text:p text:style-name="P57"><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0">– </text:span>Это твои двадцать минут? <text:span text:style-name="T10">– </text:span>возмутился я. <text:span text:style-name="T10">– </text:span>Да ещё и десяти не прошло!</text:p>
      <text:p text:style-name="P57">Дэш вымучено скривилась.</text:p>
      <text:p text:style-name="P57"><text:span text:style-name="T10">–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0">– </text:span>Ну уж фигушки. Я тебя тут не оставлю.</text:p>
      <text:p text:style-name="P57"><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10">– </text:span>Быстро за мной! <text:span text:style-name="T10">–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0">– Ю-</text:span>хууу<text:span text:style-name="T10">!!!</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text:soft-page-break/>На последнем этаже пегаска стояла в коридоре, с сомнением обозревая ряд дверей.</text:p>
      <text:p text:style-name="P57"><text:span text:style-name="T10">–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0">– </text:span>Макс, подвинься!</text:p>
      <text:p text:style-name="P57">Пегаска оттеснила меня крупом и повернулась к двери задом.</text:p>
      <text:p text:style-name="P57"><text:span text:style-name="T10">–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0">– </text:span>Ты чего на меня так уставился? <text:span text:style-name="T10">– </text:span>подозрительно спросила пегаска.</text:p>
      <text:p text:style-name="P57"><text:span text:style-name="T10">– </text:span>Да так… Не ожидал, что ты такая…</text:p>
      <text:p text:style-name="P57"><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0">– </text:span>Ты! Не! По! Нял! Те! Бе! Не! Льзя! Тут! Ос! Та! ВАТЬСЯ!!! <text:span text:style-name="T10">–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10">–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pan text:style-name="T10">–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0">–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0">–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10">– </text:span>А это у нас кто? Гмм. Пегаска. Вот так раз! Рэйнбоу Дэш! Какими судьбами?</text:p>
      <text:p text:style-name="P57"><text:span text:style-name="T10">– </text:span>ТРИКСИ! <text:span text:style-name="T10">– <text:s/></text:span>фейсхуфнула Дэш. <text:span text:style-name="T10">– </text:span>Во имя Селестии, ЧТО ты тут делаешь?!!</text:p>
      <text:p text:style-name="P57"><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7"><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7"><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0">– </text:span>Ей ведь нельзя рассказывать, да?</text:p>
      <text:p text:style-name="P57"><text:span text:style-name="T10">– </text:span>Нельзя. <text:span text:style-name="T10">– </text:span>подтвердил я. <text:span text:style-name="T10">–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0">– </text:span>ОГО!</text:p>
      <text:p text:style-name="P57"><text:soft-page-break/>Единорожка аж уселась на крыльцо от удивления.</text:p>
      <text:p text:style-name="P57"><text:span text:style-name="T10">–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10">–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0">– </text:span>Мы приняли решение не выдавать вас полиции в обмен на то, что вы расскажете нам о вашей секретной миссии!</text:p>
      <text:p text:style-name="P57"><text:span text:style-name="T10">– </text:span>Не пойдёт! <text:span text:style-name="T10">– </text:span>заявил я. <text:span text:style-name="T10">– </text:span>Я уже сказал, что это тайна. Мне добавить нечего.</text:p>
      <text:p text:style-name="P57"><text:span text:style-name="T10">– </text:span>Да неужели? <text:span text:style-name="T10">– </text:span>захлопала ресницами Трикси. <text:span text:style-name="T10">–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7"><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0">–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33">Исчезновение дневной главы диархии: Эквестрия в панике!</text:span>» (статья двухдневной давности).</text:p>
      <text:p text:style-name="P57">«<text:span text:style-name="T33">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7">«<text:span text:style-name="T33">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text:soft-page-break/>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10">–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text:soft-page-break/>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Кажется, я знаю, как показать фак провидению! <text:span text:style-name="T10">Show must go on! &lt;</text:span><text:span text:style-name="T21">Макс задумал вместо Селестии использовать Элементы гармонии</text:span><text:span text:style-name="T10">&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5"/>
      <text:h text:style-name="Heading_20_2" text:outline-level="2">14. Дорога в Понивилль</text:h>
      <text:p text:style-name="P138">&lt;<text:span text:style-name="T69">David Bo</text:span><text:span text:style-name="T70">w</text:span><text:span text:style-name="T69">ie - Lets Dance/ </text:span><text:span text:style-name="T71">Ashes To Ashes</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133">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text:span text:style-name="T64">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text:span> Патрули пегасов мелькали в небе каждые два-три часа и без фургончика Трикси меня бы уже давно обнаружили. <text:span text:style-name="T63">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span></text:p>
      <text:p text:style-name="P13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1"><text:span text:style-name="T1">– Обними меня. – чуть громче повторила Дэш. Мне было удивительно слышать просящий тон от </text:span><text:soft-page-break/><text:span text:style-name="T1">крутой и задиристой пегаски. – Ну, помнишь, как ты это сделал на крыше «Псинтела»? Мне станет легче тянуть.</text:span></text:p>
      <text:p text:style-name="P57">Я пожал плечами и обнял пегаску.</text:p>
      <text:p text:style-name="P51"><text:span text:style-name="T1">– Э, нет, погоди. – Дэш сбросила плащ Трикси, скрывающий её крылья. – Давай!</text:span></text:p>
      <text:p text:style-name="P57">Я обнял её повторно. В этот раз пегаска не стояла смирно, а, в свою очередь, обняла меня.</text:p>
      <text:p text:style-name="P133"><text:span text:style-name="T63">Легкое тело пегаски напряглось под моими руками, я почувствовал игру махательных мышц под пальцами. </text:span>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text:span text:style-name="T65">локтями </text:span>в землю, чтобы не <text:span text:style-name="T65">растянуться окончательно</text:span>.</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text:span text:style-name="T66">таки </text:span>клёво снимают стресс! Тебе не нравится?</text:p>
      <text:p text:style-name="P57">– Нравится. Но ты слишком увлеклась: я чуть не оказался на земле.</text:p>
      <text:p text:style-name="P57">Дэш смутилась.</text:p>
      <text:p text:style-name="P51"><text:span text:style-name="T1">– Упс! Забыла, что у тебя только одна пара ног! Не сердись!</text:span></text:p>
      <text:p text:style-name="P57">Я <text:span text:style-name="T68">покровительно </text:span>похлопал пегаску по шее.</text:p>
      <text:p text:style-name="P57">– <text:span text:style-name="T65">Тут дело не во второй паре ног, а в неожиданности. Я вполне мог бы выдержать твой натиск, если бы знал о нём. </text:span>Ничего, <text:span text:style-name="T65">в следующий раз м</text:span>ожешь увлекаться, я предупреждён.</text:p>
      <text:p text:style-name="P57">Пегаска немедленно заорала:</text:p>
      <text:p text:style-name="P57">– Обнимашки-и-и!!! – и повалила меня на траву. <text:span text:style-name="T67">Сила, таящаяся в её худеньком теле, обескураживала.</text:span></text:p>
      <text:p text:style-name="P134">– <text:span text:style-name="T65">Дэш! Ну, не воспринимай же всё так буквально, ё-моё!</text:span></text:p>
      <text:p text:style-name="P134">– <text:span text:style-name="T65">Гы! Что-то ты не слишком был готов к этому разу!</text:span></text:p>
      <text:p text:style-name="P135">Пегаска со смехом прыгала вокруг меня, <text:span text:style-name="T68">бодаясь головой и вновь опрокидывая меня на землю. В конце концов я демонстративно улёгся, подложив руку под голову. Пегаска взмыла в высь и стала с ужасающей скоростью выделывать в небе <text:s/>фигуры аэроакробатики.</text:span></text:p>
      <text:p text:style-name="P57"/>
      <text:p text:style-name="P57"/>
      <text:p text:style-name="P51">&lt;<text:span text:style-name="T26">Дэш покупает в </text:span><text:span text:style-name="T27">Аппалузе</text:span><text:span text:style-name="T26"> еду и газеты. По всему городу развешаны объявления о розыске Макса. </text:span><text:span text:style-name="T27">Повсюду провалы.</text:span><text:span text:style-name="T26"> </text:span><text:span text:style-name="T27">За Аппалузой Макс и Дэш встречают посёлок, в котором пони стали неразумными лошадками</text:span>&gt;</text:p>
      <text:p text:style-name="P51"/>
      <text:p text:style-name="P57">- Значит, заклинание Индрэ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text:p>
      <text:p text:style-name="P57"/>
      <text:p text:style-name="P57"/>
      <text:p text:style-name="P51">&lt;<text:span text:style-name="T22">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137">&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57"><text:soft-page-break/></text:p>
      <text:p text:style-name="P105"><text:span text:style-name="T10"><text:s/>&lt;</text:span><text:span text:style-name="T28"> - </text:span><text:span text:style-name="T21">Я не могу быть вашим спасителем! Я намного хуже и испорченнее вас!</text:span><text:span text:style-name="T10">&gt;</text:span></text:p>
      <text:p text:style-name="P57"/>
      <text:p text:style-name="P51">&lt;<text:span text:style-name="T22">Главы с Максом и Дэш — в стиле «Криминального чтива»</text:span>&gt;</text:p>
      <text:p text:style-name="P57"/>
      <text:p text:style-name="P51">&lt;<text:span text:style-name="T21"> - </text:span><text:span text:style-name="T22">Но ты сгоришь! Я не готова без помощи Селестии провести эксперимент на тебе!</text:span></text:p>
      <text:p text:style-name="P39">Я устало закрыл глаза.</text:p>
      <text:p text:style-name="P5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51"/>
      <text:p text:style-name="P5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3">&lt;</text:span><text:span text:style-name="T38">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text:soft-page-break/>- Другие? Кто ещё?<text:span text:style-name="T11"> </text:span><text:span text:style-name="T55">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text:soft-page-break/>&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2">- В законе не указана конкретный соправитель Диархии!</text:span>&gt;</text:p>
      <text:p text:style-name="P47"/>
      <text:p text:style-name="P47">&lt;<text:span text:style-name="T22">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10">–</text:span> Заклинания Свирла Бородатого обычно срабатывают без ошибок.</text:p>
      <text:p text:style-name="P2"><text:span text:style-name="T10">–</text:span> Если их правильно вызывают, <text:span text:style-name="T10">–</text:span> пробурчал возвратившийся Спайк, укладываясь в корзинку.</text:p>
      <text:p text:style-name="P2"><text:span text:style-name="T10">–</text:span> Что он имел ввиду?</text:p>
      <text:p text:style-name="P2"><text:span text:style-name="T10">–</text:span> Нууу, - Твайлайт смутилась, <text:span text:style-name="T10">–</text:span> заклинание сработало со второй попытки. В первый раз, с <text:span text:style-name="T3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0">–</text:span> Единорожка опустила голову.</text:p>
      <text:p text:style-name="P2"/>
      <text:p text:style-name="P2"><text:span text:style-name="T10">&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10">&gt;</text:span></text:p>
      <text:p text:style-name="P15"/>
      <text:p text:style-name="P2"><text:span text:style-name="T10">–</text:span> Да, печально получилось <text:span text:style-name="T10">&lt;</text:span><text:span text:style-name="T22">и всего-то</text:span><text:span text:style-name="T1">?</text:span><text:span text:style-name="T10">&gt;</text:span>. Но вернёмся к заклинанию. Во второй раз вы вызвали его правильно <text:span text:style-name="T10">—</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0">–</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0">–</text:span> Нет, она мне ничего не говорила. Но, видишь ли, ваше королевство и вы сами описаны в моём мире в детском сериале.</text:p>
      <text:p text:style-name="P2"><text:span text:style-name="T10">–</text:span> Мы? Описаны? <text:span text:style-name="T10">–</text:span> Твайлайт от удивления открыла рот. <text:span text:style-name="T10">–</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0">–</text:span> Вряд ли кто-то из людей побывал здесь до меня. До вас ведь никто не вызывал это заклинание Свирла?</text:p>
      <text:p text:style-name="P2"><text:span text:style-name="T10">–</text:span> Нет. Собрание столь сильных магов запомнилось бы.</text:p>
      <text:p text:style-name="P2"><text:span text:style-name="T10">–</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0">–</text:span> Вам нравятся рассказы про Эквестрию? <text:span text:style-name="T10">–</text:span> Твайлайт улыбнулась.</text:p>
      <text:p text:style-name="P2"><text:span text:style-name="T10">–</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0">–</text:span> Брони?</text:p>
      <text:p text:style-name="P2"><text:span text:style-name="T10">–</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0">–</text:span> Ого! У нас есть поклонники! Интересно было бы поговорить об этом с твоим другом.</text:p>
      <text:p text:style-name="P2"><text:span text:style-name="T10">–</text:span> Его нет. Он погиб полгода назад.</text:p>
      <text:p text:style-name="P2"><text:span text:style-name="T10">–</text:span> О, мои соболезнования! <text:span text:style-name="T10">–</text:span> Твайлайт подошла ко мне и положила переднюю ногу мне на плечо (когда я сидел, она вполне могла достать до него). <text:span text:style-name="T10">–</text:span> Друзей терять очень тяжко.</text:p>
      <text:p text:style-name="P2"><text:span text:style-name="T10">–</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0">–</text:span> Подумать только! <text:span text:style-name="T10">–</text:span> бормотала она про себя, <text:span text:style-name="T1">—</text:span> мы и наша страна описана в жеребячьих книжках в <text:soft-page-break/>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10">–</text:span> Я помню, ваша магия Элементов Гармонии обладает большой силой.</text:p>
      <text:p text:style-name="P2"><text:span text:style-name="T10">–</text:span> Да. <text:span text:style-name="T10">–</text:span> <text:span text:style-name="T1">к</text:span>ивнула Твайлайт. <text:span text:style-name="T10">–</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0">–</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0">–</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0">–</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0">–</text:span> Для восстановления гармонии, говришь, <text:span text:style-name="T10">–</text:span> я почесал затылок.</text:p>
      <text:p text:style-name="P2"><text:span text:style-name="T10">–</text:span> Ну да, это так. Большие возмущения гармонии можно исправить только с помощью… Ой!..</text:p>
      <text:p text:style-name="P2"><text:span text:style-name="T10">–</text:span> Угу, вот именно. Сейчас имеем “большое возмущение гармонии”.</text:p>
      <text:p text:style-name="P2">Твайлайт прижала копыта к вискам.</text:p>
      <text:p text:style-name="P15"/>
      <text:p text:style-name="P2"><text:span text:style-name="T10">–</text:span> Ты не понимаешь… Я сейчас расскажу.</text:p>
      <text:p text:style-name="P2"/>
      <text:p text:style-name="P2"/>
      <text:p text:style-name="P2"/>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text:span text:style-name="T10">&lt;</text:span><text:span text:style-name="T32">В разговоре в Кантерлоте с Луной после исчезновения Селестии Макс узнаёт, что она (Селестия) холодна к сексу.</text:span><text:span text:style-name="T10">&gt;</text:span></text:p>
      <text:p text:style-name="P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3"/>
      <text:h text:style-name="P14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soft-page-break/>***</text:p>
      <text:p text:style-name="P2"/>
      <text:p text:style-name="P2"><text:span text:style-name="T10">&lt;</text:span><text:span text:style-name="T21">Влад рассказывает Максу о своём сне </text:span><text:span text:style-name="T28">—</text:span><text:span text:style-name="T21"> как он был поняхой, а потом проснулся в мире Терры</text:span><text:span text:style-name="T10">&gt;</text:span></text:p>
      <text:p text:style-name="P2"/>
      <text:p text:style-name="P2"/>
      <text:p text:style-name="P4">***</text:p>
      <text:p text:style-name="P15"/>
      <text:p text:style-name="P14"/>
      <text:p text:style-name="P15"><text:span text:style-name="T49">&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0">–</text:span> Ты могла бы нести меня телекинезом. Я, после того, как узнал о ваших способностях, удивлялся, почему ты этого не сделала?</text:p>
      <text:p text:style-name="P2"><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32"><text:span text:style-name="T10">&lt;Селестия </text:span>хочет любым способом (34) расположить к себе Макса, чтоб получить союзника в борьбе за спасение Эквестрии<text:span text:style-name="T10">&gt;</text:span></text:p>
      <text:p text:style-name="P2"/>
      <text:p text:style-name="P2"><text:span text:style-name="T10">–</text:span> А дальше всё было хуже, намного хуже...</text:p>
      <text:p text:style-name="P2"/>
      <text:p text:style-name="P1"/>
      <text:p text:style-name="P2"/>
      <text:p text:style-name="P4">***</text:p>
      <text:p text:style-name="P15"/>
      <text:p text:style-name="P2"><text:span text:style-name="T10">&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5"/>
      <text:h text:style-name="P148"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2"><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2"><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2"><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2"><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0">–</text:span> Шанту?</text:p>
      <text:p text:style-name="P2"><text:span text:style-name="T10">–</text:span> Ваше Высочество? Мы никогда не встречали такое существо раньше и я…</text:p>
      <text:p text:style-name="P2"><text:span text:style-name="T10">–</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0">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0">&lt;</text:span><text:span text:style-name="T22">Добавить кокатрикса, мантикору и древесных волков. Тентаклианы переименовать в пландерсиды</text:span><text:span text:style-name="T10">&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0">&lt;</text:span><text:span text:style-name="T21">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2"><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0">–</text:span> Дискорд! Что их убило? <text:span text:style-name="T10">–</text:span> присвистнул обошедший Хорста с другой стороны Калрус.</text:p>
      <text:p text:style-name="P2"><text:soft-page-break/><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0">–</text:span> Это королевский конвой. Такие были на службе у принцесс ещё лет двадцать назад, до Раздора.</text:p>
      <text:p text:style-name="P2"><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4">***</text:p>
      <text:p text:style-name="P2"><text:span text:style-name="T10">–</text:span> Откуда там останки пегасов? Кто мог поймать их там? Они могут уйти от любой засады.</text:p>
      <text:p text:style-name="P2"><text:span text:style-name="T10">–</text:span> Не знаю, как насчёт летунов, принцессса, но когда мы осматривали кости, на нас было совершено нападение...</text:p>
      <text:p text:style-name="P2"><text:span text:style-name="T10">–</text:span> Вот как? На королевскую стражу в центре Эквестрии? Кто же это был?</text:p>
      <text:p text:style-name="P2"><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1">???</text:span><text:span text:style-name="T10">&gt;</text:span></text:p>
      <text:p text:style-name="P2">Луна обошла Кимеринна. </text:p>
      <text:p text:style-name="P2"><text:span text:style-name="T10">–</text:span> У вас рассечен бок. И колотая рана на шее.</text:p>
      <text:p text:style-name="P2"><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2"><text:span text:style-name="T10">–</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0">–</text:span> Я ценю вашу службу и хочу достойно наградить вас. Спрашивайте.</text:p>
      <text:p text:style-name="P2"><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2"><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2">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0">–</text:span> Ну что же… Я рада оказать такую услугу… Тебе…</text:p>
      <text:p text:style-name="P2"><text:span text:style-name="T10">–</text:span> Принцесса…</text:p>
      <text:p text:style-name="P2"><text:soft-page-break/><text:span text:style-name="T10">–</text:span> Луна, мой дорогой. Для тебя <text:span text:style-name="T10">—</text:span> Луна…</text:p>
      <text:p text:style-name="P2">...</text:p>
      <text:p text:style-name="P2"/>
      <text:h text:style-name="P148"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0">&lt;</text:span><text:span text:style-name="T21">гидрорысью</text:span><text:span text:style-name="T10">&gt;</text:span> и нападением <text:span text:style-name="T10">&lt;</text:span><text:span text:style-name="T21">тентаклиан</text:span><text:span text:style-name="T10">&gt;</text:span> казался мне ещё опаснее. А если этот корабль обследовать как следует…</text:p>
      <text:p text:style-name="P2"><text:span text:style-name="T10">–</text:span> Заночуем внутри. - <text:span text:style-name="T1">р</text:span>ешил я.</text:p>
      <text:p text:style-name="P2"><text:span text:style-name="T10">&lt;</text:span><text:span text:style-name="T21">Нужен ли тут самолёт? Нужен артефакт из Fallout Equestria - летучий корабль</text:span>?<text:span text:style-name="T10">&gt;</text:span></text:p>
      <text:p text:style-name="P2">Утро встретило нас туманом. Я пытался рассмотреть руины замка на противоположном берегу.</text:p>
      <text:p text:style-name="P2"><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2"><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0">–</text:span> Поворачивайте, уходите от болота! <text:span text:style-name="T10">–</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0">–</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0">– </text:span>Схватил бы за крыло <text:span text:style-name="T10">—</text:span> я бы не вырвался.</text:p>
      <text:p text:style-name="P2">Я взглянул вверх. На металлической стенке чётко отпечатались четыре полукруга копыт. </text:p>
      <text:p text:style-name="P2"><text:span text:style-name="T10">–</text:span> И пришлось бы тебе за меня во дворце отдуваться.</text:p>
      <text:p text:style-name="P2"><text:span text:style-name="T10">–</text:span> Нашел что-нибудь интересное в развалинах?</text:p>
      <text:p text:style-name="P2"><text:span text:style-name="T10">–</text:span> А как же! Странное такое. Похожее на обезьяну. Но стройнее и грациознее. И оно было одето…</text:p>
      <text:p text:style-name="P2"><text:span text:style-name="T10">–</text:span> Одето?</text:p>
      <text:p text:style-name="P2"><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0">–</text:span> Ещ одно неизвестное чудовище! <text:s/>Что-то их тут много развелось.</text:p>
      <text:p text:style-name="P2">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0">–</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2"><text:span text:style-name="T10">–</text:span> Вы ведь в неопасное место идёте, да?</text:p>
      <text:p text:style-name="P2"><text:span text:style-name="T10">–</text:span> Да, Силк Мэйн, в неопасное.</text:p>
      <text:p text:style-name="P2"><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0">–</text:span> Силк, не волнуйся, если будет опасно, мы сразу же повернём. (И пойдём другой дорогой <text:span text:style-name="T10">—</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0">—</text:span> ничтожны.</text:p>
      <text:p text:style-name="P2"><text:span text:style-name="T10">–</text:span> Возвращаемся, Мэдди, <text:span text:style-name="T10">–</text:span> решил я. <text:span text:style-name="T10">–</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0">–</text:span> Пони умеют переносить тяготы, Макс. <text:span text:style-name="T10">–</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0">&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2"><text:span text:style-name="T10">&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2"/>
      <text:p text:style-name="P2"/>
      <text:p text:style-name="P2"/>
      <text:p text:style-name="P2"><text:span text:style-name="T10">–</text:span> Тия, я…</text:p>
      <text:p text:style-name="P2"><text:soft-page-break/><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2">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2"><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0"/>
      <text:p text:style-name="P54">Она вытянула шею и начала по очереди сгибать-разгибать ноги, разминая суставы.</text:p>
      <text:p text:style-name="P5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2"/>
      <text:p text:style-name="P2"><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8" text:outline-level="2">В библиотеке замка Селестии</text:h>
      <text:p text:style-name="P9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text:soft-page-break/>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0">&lt;</text:span><text:span text:style-name="T21">название книги</text:span><text:span text:style-name="T10">&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0">&lt;</text:span><text:span text:style-name="T21">название библиотеки</text:span><text:span text:style-name="T10">&gt;</text:span>, пытаясь найти хоть какую-нибудь зацепку. Но всё тщётно.</text:p>
      <text:p text:style-name="P2">Если верить заклинанию, я <text:span text:style-name="T10">—</text:span> внешняя сила, и если меня хорошо попросить <text:span text:style-name="T10">&lt;</text:span><text:span text:style-name="T21">см. выше - ночь с Селестией</text:span><text:span text:style-name="T10">&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8" text:outline-level="2">Понивилль</text:h>
      <text:p text:style-name="P2"/>
      <text:h text:style-name="P14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text:soft-page-break/>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oft-page-break/><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3"/>
      <text:h text:style-name="P148" text:outline-level="2">Первый сеанс двойного сна. Рэрити</text:h>
      <text:p text:style-name="P2"/>
      <text:p text:style-name="P2"><text:span text:style-name="T10">&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10">&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2"><text:span text:style-name="T10">–</text:span> Может, и поместимся. Но, вообще, я во сне верчусь.</text:p>
      <text:p text:style-name="P2"><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2"><text:span text:style-name="T10">–</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2"><text:span text:style-name="T10">–</text:span> Рэрити, ты выглядишь… Замечательно выглядишь! <text:span text:style-name="T10">–</text:span> растерянно пролепетала Твайлайт.</text:p>
      <text:p text:style-name="P2"><text:span text:style-name="T10">–</text:span> Дааааааа… Замечательно! <text:span text:style-name="T10">–</text:span> наконец-то смог закрыть рот <text:span text:style-name="T1">и втянуть слюни </text:span>Спайк.</text:p>
      <text:p text:style-name="P2"><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2"><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0">–</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0">–</text:span> Готовы? <text:span text:style-name="T10">–</text:span> Спросила Твайлайт.</text:p>
      <text:p text:style-name="P2"><text:span text:style-name="T10">–</text:span> Я готова. <text:span text:style-name="T10">–</text:span> <text:span text:style-name="T1">о</text:span>тозвалась Рэрити.</text:p>
      <text:p text:style-name="P2"><text:span text:style-name="T10">–</text:span> Готов. <text:span text:style-name="T10">–</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8" text:outline-level="2">Сон Макса</text:h>
      <text:p text:style-name="P97"/>
      <text:p text:style-name="P2"><text:span text:style-name="T10">&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1"> Готова, </text:span><text:span text:style-name="T28">–</text:span><text:span text:style-name="T21"> процедила она.</text:span><text:span text:style-name="T10">&gt;</text:span></text:p>
      <text:p text:style-name="P4">***</text:p>
      <text:p text:style-name="P2"><text:span text:style-name="T10">–</text:span> Вставай, Макс! <text:span text:style-name="T10">–</text:span> Маленькое копыто надавливало мне на грудь, делая энергичные круговые движения.</text:p>
      <text:p text:style-name="P2"><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2"><text:span text:style-name="T10">–</text:span> Мне не понравился цвет твоей мордочки. Ты стал слишком бледный. Я решила прервать твой сон. Как ты себя ...</text:p>
      <text:p text:style-name="P2"><text:soft-page-break/><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2"><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2"><text:span text:style-name="T10">–</text:span> Я в порядке. Что-то удалось узнать? <text:span text:style-name="T10">–</text:span> обратился я к Рэрити.</text:p>
      <text:p text:style-name="P2"><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2"><text:span text:style-name="T10">– </text:span>Да, Макс?</text:p>
      <text:p text:style-name="P2"><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0">–</text:span> Я помогу-у-у-у! <text:span text:style-name="T10">–</text:span> <text:span text:style-name="T1">з</text:span>апрыгала на месте Пинки.</text:p>
      <text:p text:style-name="P2"><text:span text:style-name="T10">–</text:span> Я помогу! <text:span text:style-name="T10">–</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0">–</text:span> Я первая предложила! <text:span text:style-name="T10">–</text:span> возмутилась Пинки.</text:p>
      <text:p text:style-name="P2"><text:span text:style-name="T10">–</text:span> Предложила не ты, а Твайлайт. <text:span text:style-name="T10">–</text:span> <text:span text:style-name="T1">п</text:span>арировала Рэйнбоу Дэш.</text:p>
      <text:p text:style-name="P2"><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2"><text:span text:style-name="T10">–</text:span> Лады. <text:span text:style-name="T10">–</text:span> проворчала пегаска. <text:span text:style-name="T10">–</text:span> Приходи завтра на девять к библиотеке. Нет, лучше на десять.</text:p>
      <text:p text:style-name="P2"><text:span text:style-name="T10">–</text:span> Хорошо, Рэйнбоу Дэш. Договорились.</text:p>
      <text:p text:style-name="P2"><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2"><text:span text:style-name="T10">–</text:span> Ффух! Дай отдышаться.</text:p>
      <text:p text:style-name="P2"><text:soft-page-break/><text:span text:style-name="T10">–</text:span> Устал? <text:span text:style-name="T10">–</text:span> <text:span text:style-name="T1">у</text:span>частливо спросила Пинки.</text:p>
      <text:p text:style-name="P2"><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0">–</text:span> Да? Тогда пойдём перекусим.</text:p>
      <text:p text:style-name="P2">Манерный пони-оффициант выслушал наши пожелания и удалился.</text:p>
      <text:p text:style-name="P2"><text:span text:style-name="T10">–</text:span> А какой у тебя был образ жизни?</text:p>
      <text:p text:style-name="P2"><text:span text:style-name="T10">–</text:span> В основном, <text:span text:style-name="T1">э</text:span>сидячий.</text:p>
      <text:p text:style-name="P2"><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0">–</text:span> А у нас сидячая работа в порядке вещей.</text:p>
      <text:p text:style-name="P2"><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0">&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
      <text:h text:style-name="P14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0">–</text:span> Привет! Куда это ты собрался? <text:span text:style-name="T10">–</text:span> <text:span text:style-name="T1">п</text:span>розвучало из листвы, как только я взялся за ручку двери. С ветки на землю спланировала Рэйнбоу Дэш.</text:p>
      <text:p text:style-name="P2"><text:span text:style-name="T10">–</text:span> Она ещё спит. Вчера пересидела за книгами. Не стоит её будить. <text:span text:style-name="T10">–</text:span> пегаска <text:span text:style-name="T1">к</text:span>ивнула на дверь. <text:span text:style-name="T10">–</text:span> Ну, пошли?</text:p>
      <text:p text:style-name="P2"><text:span text:style-name="T10">–</text:span> Пошли, Рэйнбоу Дэш. А куда?</text:p>
      <text:p text:style-name="P2"><text:span text:style-name="T10">–</text:span> Слушай, зови меня Дэш. А то и мне придётся звать тебя полным именем, а я этого не выношу.</text:p>
      <text:p text:style-name="P2"><text:span text:style-name="T10">–</text:span> Договорились, Дэш. Так куда мы идём?</text:p>
      <text:p text:style-name="P2"><text:span text:style-name="T10">–</text:span> К <text:span text:style-name="T10">&lt;</text:span><text:span text:style-name="T21">водопаду</text:span><text:span text:style-name="T10">&gt;</text:span>. Там здоровски красивое место.</text:p>
      <text:p text:style-name="P2"><text:span text:style-name="T10">–</text:span> А я думал, ты хочешь показать мне Понивилль.</text:p>
      <text:p text:style-name="P2"><text:span text:style-name="T10">–</text:span> Да ладно, <text:span text:style-name="T10">–</text:span> засмеялась пегаска, скосив на меня смущёную мордочку, <text:span text:style-name="T10">–</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text:soft-page-break/>старинной музыкой детства, от которой я, живя в мегаполисе, давно отвык.</text:p>
      <text:p text:style-name="P2"><text:span text:style-name="T10">–</text:span> Макс, <text:span text:style-name="T10">–</text:span> нарушила молчание Дэш, <text:span text:style-name="T10">–</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0">–</text:span> Дежа вю? Ты об этом?</text:p>
      <text:p text:style-name="P2"><text:span text:style-name="T10">– </text:span>Что? Какое ещё дежавю?</text:p>
      <text:p text:style-name="P2"><text:span text:style-name="T10">–</text:span> Ложные воспоминания. Ты помнишь о чём-то, чего на самом деле никогда не было.</text:p>
      <text:p text:style-name="P2"><text:span text:style-name="T10">–</text:span> Хм. Может, и дежавю… Может… А если всё же было? Но ты не помнишь когда и как?</text:p>
      <text:p text:style-name="P2"><text:span text:style-name="T10">–</text:span> Дэш, не говори загадками. Если хочешь услышать внятный ответ, задавай внятный вопрос.</text:p>
      <text:p text:style-name="P2"><text:span text:style-name="T10">–</text:span> Не готова я… задать внятный вопрос. <text:span text:style-name="T10">–</text:span> <text:span text:style-name="T1">п</text:span>робормотала пегаска. <text:span text:style-name="T10">–</text:span> Нам туда.</text:p>
      <text:p text:style-name="P2">Дэш указала на тропку, уводящую от путей в молодой берёзово-кленовый лесок.</text:p>
      <text:p text:style-name="P2"><text:span text:style-name="T10">–</text:span> Ну-у-у, так мы до вечера не дойдём. <text:span text:style-name="T10">–</text:span> <text:span text:style-name="T1">н</text:span>едовольно заметила Дэш через пару минут. <text:span text:style-name="T10">–</text:span> Пробежимся?</text:p>
      <text:p text:style-name="P2"><text:span text:style-name="T10">–</text:span> Из меня бегун тот ещё. <text:s/>Я проплыть могу больше, чем пробежать.</text:p>
      <text:p text:style-name="P2"><text:span text:style-name="T10">–</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0">–</text:span> Всё, Дэш. Я больше не могу.</text:p>
      <text:p text:style-name="P2"><text:span text:style-name="T10">–</text:span> Ты шутишь? Мы и полмили не пробежали.</text:p>
      <text:p text:style-name="P2"><text:span text:style-name="T10">–</text:span> Понимаешь, бег <text:span text:style-name="T1">—</text:span> не моя сильная сторона. Никогда не умел долго бегать.</text:p>
      <text:p text:style-name="P2"><text:span text:style-name="T10">–</text:span> Как же ты жил тогда? <text:span text:style-name="T10">–</text:span> недоумённо уставилась на меня пегаска. <text:span text:style-name="T10">– </text:span><text:span text:style-name="T1">Летать-то ты тоже не умеешь?</text:span></text:p>
      <text:p text:style-name="P2"><text:span text:style-name="T10">–</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0">–</text:span> Ничего себе “скорее исключение, чем правило”, <text:span text:style-name="T10">–</text:span> удивлённо повторила Дэш. <text:span text:style-name="T10">–</text:span> Да у нас это такое же исключение, как нелетающий пегас! Какое уж там “правило”! Дискорд, что же нам делать? Так мы не успеем…</text:p>
      <text:p text:style-name="P2"><text:span text:style-name="T10">–</text:span> Мы можем вернуться. А это место ты покажешь мне в другой раз. Выберемся туда в двухдневный поход.</text:p>
      <text:p text:style-name="P2"><text:span text:style-name="T10">–</text:span> Нет уж! Никаких “вернуться”. Если вернёмся, то никогда уже там не побываем. <text:span text:style-name="T10">–</text:span> <text:span text:style-name="T1">с</text:span>ерьёзно заявила Дэш. <text:span text:style-name="T10">–</text:span> Уж поверь мне. Вот что. У тебя передние лапы <text:span text:style-name="T1">—</text:span> те, которые с пальцами, <text:span text:style-name="T1">—</text:span> сильные?</text:p>
      <text:p text:style-name="P2"><text:span text:style-name="T10">&lt;</text:span><text:span text:style-name="T21">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text:span text:style-name="T10">–</text:span> Сможешь меня удержать?</text:p>
      <text:p text:style-name="P2"><text:span text:style-name="T10">–</text:span> Ты про руки, что ли? Смогу. А зачем?</text:p>
      <text:p text:style-name="P2"><text:span text:style-name="T10">–</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0">–</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0">–</text:span> <text:span text:style-name="T1">н</text:span>ачала оправдываться Дэш.</text:p>
      <text:p text:style-name="P2"><text:span text:style-name="T10">–</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text:soft-page-break/>ты сама предложила мне ухватить их. И, в-третьих, ты не сорвалась в штопор, а свалилась. Это разные вещи.</text:p>
      <text:p text:style-name="P2"><text:span text:style-name="T10">–</text:span> Ну да, не сообразила сразу насчёт баланса, <text:span text:style-name="T10">–</text:span> рассмеялась пегаска, вставая на ноги. <text:span text:style-name="T10">–</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0">–</text:span> Ю-у-у-у-ху-у-у-у!!! <text:span text:style-name="T10">–</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0">&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1"> Пинки? </text:span><text:span text:style-name="T28">–</text:span><text:span text:style-name="T21"> Дэш сморщила нос. </text:span><text:span text:style-name="T28">–</text:span><text:span text:style-name="T21"> Я скажу ей, чтоб больше не </text:span><text:span text:style-name="T28">платила.</text:span><text:span text:style-name="T10">&gt;</text:span></text:p>
      <text:p text:style-name="P2"><text:span text:style-name="T10">Хотя</text:span> за то немногое время, что мы провели вместе, я понял, что ожидать от голубой пегаски предсказуемости <text:span text:style-name="T10">–</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0">—</text:span> скажем, 35 <text:span text:style-name="T10">– </text:span>40 метров (на 50 я без дыхательной подготовки давно не замахиваюсь, а о 75-ти уже даже и не вспоминаю), но в такой воде <text:span text:style-name="T10">–</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0">–</text:span> Ф-р-р-р. Тьфу! Бр-р-р.</text:p>
      <text:p text:style-name="P2">Дэш выплюнула меня на берег и сама упала рядом.</text:p>
      <text:p text:style-name="P2"><text:span text:style-name="T10">–</text:span> Что ж? Ты? Не? Сказал? Что? <text:s/>Не? Умеешь? Плавать? <text:span text:style-name="T10">–</text:span> <text:span text:style-name="T1">в</text:span> промежутках между вздохами процедила Дэш.</text:p>
      <text:p text:style-name="P2"><text:span text:style-name="T10">–</text:span> С чего ты взяла? Я умею.</text:p>
      <text:p text:style-name="P2"><text:span text:style-name="T10">–</text:span> Ты ушёл под воду! И не выныривал! <text:span text:style-name="T10">–</text:span> <text:span text:style-name="T1">о</text:span>т возмущения пегаска даже забыла дышать.</text:p>
      <text:p text:style-name="P2"><text:span text:style-name="T10">–</text:span> Я не выныривал, потому что решил поплавать под водой. Я, вообще, это дело люблю.</text:p>
      <text:p text:style-name="P2"><text:span text:style-name="T10">–</text:span> Что??! И ты не предупредил меня?!! Знаешь, как я испугалась?!! Ни одна пони без магии столько под водой не продержится!!</text:p>
      <text:p text:style-name="P2"><text:span text:style-name="T10">–</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0">–</text:span> Да. Это я виновата. Я дура. Извини, <text:span text:style-name="T10">–</text:span> тихо пробормотала Дэш. Было видно, с каким трудом даются ей эти слова.</text:p>
      <text:p text:style-name="P2"><text:soft-page-break/>Мне стало смешно. Я уселся рядом, притянул её шею к себе и взъерошил ей мокрую чёлку.</text:p>
      <text:p text:style-name="P2"><text:span text:style-name="T10">–</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0">&lt;</text:span><text:span text:style-name="T21">В Кантерлоте Макс присутствует на церемонии прощания с Кимеринном</text:span><text:span text:style-name="T10">&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0">–</text:span> Ух ты! <text:span text:style-name="T10">–</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0">–</text:span> Как тут…</text:p>
      <text:p text:style-name="P2"><text:span text:style-name="T10">–</text:span> Красиво, правда? <text:span text:style-name="T10">–</text:span> Дэш отследила мой взгляд и кивнула.</text:p>
      <text:p text:style-name="P2"><text:span text:style-name="T10">–</text:span> Красиво <text:span text:style-name="T1">—</text:span> это не то <text:span text:style-name="T1">чувство</text:span>. Тут чудесно! Просто слов нет…</text:p>
      <text:p text:style-name="P2"><text:span text:style-name="T10">–</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0">–</text:span> А сейчас? Сейчас у тебя есть такое чувство?</text:p>
      <text:p text:style-name="P2"><text:span text:style-name="T10">–</text:span> Сейчас мне хочется, чтобы ты это видел. Не знаю почему. То есть, не совсем чтобы не знаю. <text:span text:style-name="T10">–</text:span> Дэш отпрянула и посмотрела мне в глаза. <text:span text:style-name="T10">–</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0">–</text:span> Это исключено, Дэш. Я никак не мог повстречаться с тобой в своём мире.</text:p>
      <text:p text:style-name="P2"><text:span text:style-name="T10">–</text:span> Да? Странно. Откуда же это чувство, будто я тебя знаю? <text:span text:style-name="T10">–</text:span> <text:span text:style-name="T1">п</text:span>робормотала пегаска. <text:span text:style-name="T10">–</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0">–</text:span> Тебе надо просушить шерсть. Снимай-ка одежду! <text:span text:style-name="T10">–</text:span> <text:span text:style-name="T1">с</text:span>командовала Дэш.</text:p>
      <text:p text:style-name="P2"><text:span text:style-name="T10">–</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0">–</text:span> Куда это ты спрятался? <text:span text:style-name="T10">–</text:span> <text:span text:style-name="T1">з</text:span>аросли вербы раздвинулись, пропуская пегаску.</text:p>
      <text:p text:style-name="P2"><text:span text:style-name="T10">–</text:span> Оп-па! <text:span text:style-name="T10">–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0">–</text:span> Ты чего? <text:span text:style-name="T10">–</text:span> <text:span text:style-name="T1">в</text:span> конце-концов озадаченно спросила она. <text:span text:style-name="T10">–</text:span> Что-то не так?</text:p>
      <text:p text:style-name="P2"><text:span text:style-name="T10">–</text:span> Не так, <text:span text:style-name="T10">–</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2"><text:span text:style-name="T10">–</text:span> А с кем не так? Со мной? С тобой? Или вообще? <text:span text:style-name="T10">–</text:span> <text:span text:style-name="T1">д</text:span>опытывалась пегаска.</text:p>
      <text:p text:style-name="P2"><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2"><text:span text:style-name="T10">–</text:span> Ну и?</text:p>
      <text:p text:style-name="P2"><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0">–</text:span> А какой смысл в этом правиле? Какую цель оно преследует?</text:p>
      <text:p text:style-name="P2"><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0">–</text:span> Вот видишь, ты меня правильно поняла. Описанные тобой табу у нас, кстати, тоже есть.</text:p>
      <text:p text:style-name="P2"><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попросили спеть на празднике <text:span text:style-name="T10">&lt;</text:span><text:span text:style-name="T28">zxcbzxcvb</text:span><text:span text:style-name="T10">&gt;</text:span>.</text:p>
      <text:p text:style-name="P2">Я не ответил.</text:p>
      <text:p text:style-name="P2">Пегаска подошла поближе и села, прижавшись тёплым боком ко мне.</text:p>
      <text:p text:style-name="P2"><text:span text:style-name="T10">–</text:span> Ты молчишь. Я опять рассердила тебя, да? У меня постоянно с этим проблемы. <text:span text:style-name="T10">–</text:span> Дэш напряжённо смотрела в одну точку прямо перед собой. Её шерсть не могла скрыть мелко дрожи. <text:span text:style-name="T10">–</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0">–</text:span> У тебя оригинальный способ исповедаться, Дэш, <text:span text:style-name="T10">–</text:span> наконец закашлялся я. <text:span text:style-name="T10">–</text:span> Затащить в укромное местечко, попытаться утопить, а под конец сорвать штаны и… <text:span text:style-name="T10">–</text:span> тут Дэш сама прыснула от смеха.</text:p>
      <text:p text:style-name="P2">Вдоволь отсмеявшись, Дэш ткнула меня носом в грудь и спросила:</text:p>
      <text:p text:style-name="P2"><text:span text:style-name="T10">–</text:span> И?</text:p>
      <text:p text:style-name="P2"><text:span text:style-name="T10">–</text:span> Что “и”?</text:p>
      <text:p text:style-name="P2"><text:soft-page-break/><text:span text:style-name="T10">–</text:span> Ты сказал: “ А под конец сорвать штаны и…” <text:span text:style-name="T10">–</text:span> вот я и хочу знать, что “и”?</text:p>
      <text:p text:style-name="P2">Я смутился.</text:p>
      <text:p text:style-name="P2"><text:span text:style-name="T10">–</text:span> Да ничего… Не бери в голову.</text:p>
      <text:p text:style-name="P2"><text:span text:style-name="T10">–</text:span> А я хочу брать! Какой ты всё-таки… <text:span text:style-name="T10">–</text:span> Дэш встала, потянувшись сначала передней половиной, потом задней.</text:p>
      <text:p text:style-name="P2"><text:span text:style-name="T10">–</text:span> Какой?</text:p>
      <text:p text:style-name="P2"><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0">–</text:span> Короче, решай. <text:span text:style-name="T10">–</text:span> <text:span text:style-name="T1">е</text:span>ё нос почти касался моего. <text:span text:style-name="T10">–</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0">–</text:span> Дэш, ты..?</text:p>
      <text:p text:style-name="P2"><text:span text:style-name="T10">–</text:span> Да, Дискорд тебя забери! Я предлагаю тебе ЗА-НЯТЬ-СЯ СЕК-СОМ со мной! <text:span text:style-name="T10">–</text:span> <text:span text:style-name="T1">п</text:span>очти зло отчеканила пегаска. <text:span text:style-name="T10">–</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0">–</text:span> Дэш!</text:p>
      <text:p text:style-name="P2"><text:span text:style-name="T10">–</text:span> Да? <text:span text:style-name="T10">–</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0">–</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0">–</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0">–</text:span> Ничего себе!</text:p>
      <text:p text:style-name="P2"><text:span text:style-name="T10">–</text:span> А ты как думал, откуда взялись пони-пегасы и пони-единороги?</text:p>
      <text:p text:style-name="P2"><text:span text:style-name="T10">–</text:span> Я думал, они всегда были.</text:p>
      <text:p text:style-name="P2"><text:span text:style-name="T10">–</text:span> Не всегда. Пегасы произошли от земных пони и грифонов. Пони-единороги <text:span text:style-name="T10">–</text:span> от земных пони и диких единорогов.</text:p>
      <text:p text:style-name="P2"><text:span text:style-name="T10">–</text:span> А что это за дикие единороги?</text:p>
      <text:p text:style-name="P2"><text:span text:style-name="T10">–</text:span> Сейчас они почти не встречаются. У них хвосты как у льва <text:span text:style-name="T1">—</text:span> с кисточкой на конце. И раздвоенные копыта.</text:p>
      <text:p text:style-name="P2"><text:span text:style-name="T10">–</text:span> А аликорны от кого произошли? От пегасов и единорогов?</text:p>
      <text:p text:style-name="P2"><text:span text:style-name="T10">–</text:span> Нет, <text:span text:style-name="T10">–</text:span> отрицательно покачала головой Дэш. <text:span text:style-name="T10">–</text:span> Никто не знает, как появились аликорны. Одно я знаю точно: если единорог спарится с пегасом, аликорна не получится.</text:p>
      <text:p text:style-name="P2"><text:span text:style-name="T10">–</text:span> Что ж, спасибо, что просветила. Однако…</text:p>
      <text:p text:style-name="P2"><text:span text:style-name="T10">–</text:span> Что?</text:p>
      <text:p text:style-name="P2"><text:span text:style-name="T10">–</text:span> Ты лежишь на мне.</text:p>
      <text:p text:style-name="P2"><text:soft-page-break/><text:span text:style-name="T10">–</text:span> Ну да, лежу, <text:span text:style-name="T10">–</text:span> Дэш ехидно улыбнулась и заёрзала животом. <text:span text:style-name="T10">–</text:span> А что?</text:p>
      <text:p text:style-name="P2"><text:span text:style-name="T10">–</text:span> А то, что в таком положении я до тебя не достану! У тебя слишком высоко расположена... ммм… анатомия.</text:p>
      <text:p text:style-name="P2"><text:span text:style-name="T10">–</text:span> Потерпи чуть-чуть, <text:span text:style-name="T10">–</text:span> пегаска хихикнула и снова заёрзала животом, прижав его ко мне. <text:span text:style-name="T10">–</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0">–</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0">–</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0">–</text:span> Эт-то магия-а-а-а.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предплечье. Дыхание у неё стало прерывистым.</text:p>
      <text:p text:style-name="P2"><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2"><text:span text:style-name="T10">–</text:span> Дэш, <text:span text:style-name="T10">–</text:span> рассмеялся я, <text:span text:style-name="T10">–</text:span> отпусти ухо!</text:p>
      <text:p text:style-name="P2"><text:span text:style-name="T10">–</text:span> Отпускаю, <text:span text:style-name="T10">–</text:span> шепнула пегаска мне в ухо. <text:span text:style-name="T10">–</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0">–</text:span> Мы опаздываем! Рэрити назначила на восемь часов вечера у Твайлайт!</text:p>
      <text:p text:style-name="P2"><text:span text:style-name="T10">&lt;</text:span><text:span text:style-name="T21">Р/Д отправляется в сон до Рэрити и там вспоминает Леро/Листа.</text:span><text:span text:style-name="T10">&gt;</text:span></text:p>
      <text:p text:style-name="P2">Пока я одевался, пегаска в нетерпении рыла копытом землю.</text:p>
      <text:p text:style-name="P2"><text:span text:style-name="T10">–</text:span> Оделся? Хватайся! <text:span text:style-name="T10">–</text:span> Дэш подпрыгнула и зависла у меня над головой, давая схватиться за ноги.</text:p>
      <text:p text:style-name="P2">И мы понеслись…</text:p>
      <text:p text:style-name="P2"/>
      <text:p text:style-name="P97"><text:soft-page-break/></text:p>
      <text:p text:style-name="P97"/>
      <text:p text:style-name="P97"/>
      <text:p text:style-name="P97"/>
      <text:p text:style-name="P2"><text:span text:style-name="T10">&lt;</text:span><text:span text:style-name="T21">Подходя к замку Принцесс, Дэш рассказывает Максу обо сне, который она утаила - с Леро.</text:span><text:span text:style-name="T10">&gt;</text:span> </text:p>
      <text:p text:style-name="P2"><text:span text:style-name="T10">&lt;</text:span><text:span text:style-name="T21">Кто следующий готов рассказывать?</text:span></text:p>
      <text:p text:style-name="P32">Пинки дёрнулась на месте, но промолчала.</text:p>
      <text:p text:style-name="P2"><text:span text:style-name="T28">–</text:span><text:span text:style-name="T21"> Я расскажу, - шагнула вперёд радужная пегаска. </text:span><text:span text:style-name="T28">–</text:span><text:span text:style-name="T21"> Хотя вряд ли ты узнаешь что-то полезное. Там галиматья какая-то…</text:span><text:span text:style-name="T10">&gt;</text:span></text:p>
      <text:p text:style-name="P2"><text:span text:style-name="T10">&lt;</text:span><text:span text:style-name="T21">После рассказа РД рассказывает Пинки. При расказе становится ясно её безумие </text:span><text:span text:style-name="T28">—</text:span><text:span text:style-name="T21"> она становится Пинкаминой из-за её сна </text:span><text:span text:style-name="T28">—</text:span><text:span text:style-name="T21"> “Кексиков”. Также она видит во сне центр Эгрегора Эквестрии </text:span><text:span text:style-name="T28">—</text:span><text:span text:style-name="T21"> Селестию. И она видит, как Селестия превращается в набор цифр и уходит в экран </text:span><text:span text:style-name="T28">—</text:span><text:span text:style-name="T21"> в мир Терры.</text:span></text:p>
      <text:p text:style-name="P32">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8">—</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1"> Эгрегором Эквестрии. После чего пееренос на Землю на 10 лет назад. Начало написания “Последнего фанфика”.</text:span><text:span text:style-name="T10">&gt;</text:span></text:p>
      <text:p text:style-name="P15"/>
      <text:p text:style-name="P2"><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2"><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2"/>
      <text:h text:style-name="P148" text:outline-level="2"/>
      <text:p text:style-name="P4">***</text:p>
      <text:p text:style-name="P2"><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2"><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2"><text:span text:style-name="T10">–</text:span> Что такое “рекурсивный сон”?</text:p>
      <text:p text:style-name="P2"><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2"/>
      <text:h text:style-name="P148"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0">–</text:span> И в твоём мире нет пони-пегасов и пони-единорогов? Есть только земнопони? <text:span text:style-name="T10">–</text:span> допытывалась РД.</text:p>
      <text:p text:style-name="P2"><text:span text:style-name="T10">–</text:span> По большому счёту, земнопони тоже нет. Наши пони и лошади неразумны. И в них нет ни капли <text:soft-page-break/>магии…</text:p>
      <text:p text:style-name="P2">Мы с <text:span text:style-name="T1">Дэш</text:span> допивали кофе в cкафе <text:span text:style-name="T10">&lt;</text:span><text:span text:style-name="T22">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2">изменить причину удивления</text:span><text:span text:style-name="T10">&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0">–</text:span> Хм. Узнаю походку Твайлайт. Что-то случилось. <text:span text:style-name="T10">–</text:span> заметила <text:span text:style-name="T1">пегаска</text:span>.</text:p>
      <text:p text:style-name="P2">И впрямь, на запыхавшейся единорожке лица не было.</text:p>
      <text:p text:style-name="P2"><text:span text:style-name="T10">–</text:span> Она исчезла!!! <text:span text:style-name="T10">–</text:span> Твайлайт не могла отдышаться.</text:p>
      <text:p text:style-name="P2"><text:span text:style-name="T10">–</text:span> Кто <text:span text:style-name="T1">—</text:span> она??? <text:span text:style-name="T10">–</text:span> <text:span text:style-name="T1">х</text:span>ором воскликнули мы и переглянулись.</text:p>
      <text:p text:style-name="P2"><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2"><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2"><text:span text:style-name="T10">–</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2"><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2"><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0">–</text:span> Не могу ничем помочь. Я знаю не больше твоего.</text:p>
      <text:p text:style-name="P2">Луна как будто ожидала такой ответ.</text:p>
      <text:p text:style-name="P2"><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2"><text:span text:style-name="T10">–</text:span> Приложу все усилия, Ваше Высочество. Но мне понадобится провести некоторое время в библиотеке Кантерлота.</text:p>
      <text:p text:style-name="P2"><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48" text:outline-level="2">Поиск решения</text:h>
      <text:p text:style-name="P97"/>
      <text:p text:style-name="P2"><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2">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5"><text:soft-page-break/></text:p>
      <text:p text:style-name="P2"><text:span text:style-name="T10">&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1"> Луна создаёт обратный коридор в срок.</text:span><text:span text:style-name="T10">&gt;</text:span></text:p>
      <text:p text:style-name="P2"/>
      <text:h text:style-name="P14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2">Дуглас </text:span><text:span text:style-name="T28">—</text:span><text:span text:style-name="T22"> </text:span><text:span text:style-name="T28">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oft-page-break/><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0">&lt;</text:span><text:span text:style-name="T21">высоко летать нельзя из-за молний</text:span><text:span text:style-name="T10">&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1">двухмесячной</text:span><text:span text:style-name="T10">&gt;</text:span> давности осталось лишь направление движения.</text:p>
      <text:p text:style-name="P2">И опять, как <text:span text:style-name="T10">&lt;</text:span><text:span text:style-name="T21">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text:soft-page-break/>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1">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1">Поиски Селестии — сюжет:</text:span></text:p>
      <text:p text:style-name="P32">Базовое положение: Селестия физически находится на компе Влада в соседнем с максовым доме, в <text:soft-page-break/>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4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1">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8"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3">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1">Не следует противопоставлять злу ещё большее зло - это только усилит его — </text:span><text:span text:style-name="T22">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1">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1">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0">&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8" text:outline-level="2">Безнадёжность</text:h>
      <text:p text:style-name="P1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1">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1">расширить</text:span><text:span text:style-name="T10">&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1">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1">пять</text:span><text:span text:style-name="T10">&gt;</text:span>длинную прореху в куртке, <text:span text:style-name="T10">&lt;</text:span><text:span text:style-name="T21">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1">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1">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1">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1">улучшить</text:span><text:span text:style-name="T10">&gt;</text:span>. А тот случай, когда мне пришлось зашивать тебе куртку после нападения убийц <text:span text:style-name="T10">&lt;</text:span><text:span text:style-name="T21">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8" text:outline-level="2">След?</text:h>
      <text:p text:style-name="P97"/>
      <text:p text:style-name="P2"><text:span text:style-name="T10">&lt;</text:span><text:span text:style-name="T21">сначала эпизод - проверка сумки в серверной</text:span><text:span text:style-name="T10">&gt;</text:span></text:p>
      <text:p text:style-name="P2"><text:span text:style-name="T10">&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text:soft-page-break/>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1">“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0">&lt;</text:span><text:span text:style-name="T21">расширить. Перед кафешкой - диалог с Флатти и ЭйДжей. Все думают, что наконец-то нашли Селестию. Все ликуют</text:span><text:span text:style-name="T10">&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1">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text:soft-page-break/>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1">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text:soft-page-break/>–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8" text:outline-level="2">Озарение</text:h>
      <text:p text:style-name="P2"/>
      <text:p text:style-name="P2"><text:span text:style-name="T10">&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10">– </text:span>Ну хорошо. Убедила. В конце-концов, можем поступить так. Вы с Флатти вернётесь обратно а я продолжу поиски здесь.</text:p>
      <text:p text:style-name="P79"><text:span text:style-name="T10">– </text:span>А как мы узнаем, что ты нашёл принцессу? – хмуро отозвалась Эпплджек. – Сами вы вряд ли <text:soft-page-break/>сможете отсюда создать коридор к Эквестрии.</text:p>
      <text:p text:style-name="P79"><text:span text:style-name="T10">– </text:span>Вы можете связываться со мной раз в месяц по коридору.</text:p>
      <text:p text:style-name="P79"><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10">– </text:span>Конечно оставаться. Кто ещё, кроме нас, может найти её?</text:p>
      <text:p text:style-name="P79"><text:span text:style-name="T10">– </text:span>Я думал, ты не сможешь оставить Энджела и всех остальных надолго.</text:p>
      <text:p text:style-name="P79"><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10">– </text:span>Извини, Флаттершай, забылся.</text:p>
      <text:p text:style-name="P84"><text:span text:style-name="T10">– </text:span>Та ладно, я ж не против, – возразила Эпплджек. – Не парься, Флатти. Было б хуже, если б он <text:s/>назвал меня Эпплджек на людях.</text:p>
      <text:p text:style-name="P84"><text:span text:style-name="T10">– </text:span>Ты так... – запнулась Флаттершай. – Так быстро забыла свою ферму. И...</text:p>
      <text:p text:style-name="P84"><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10">– </text:span>Как ты можешь так говорить? – расплакалась Флаттершай.</text:p>
      <text:p text:style-name="P84"><text:span text:style-name="T10">– </text:span>Эй, девушки, не ссорьтесь! Мы — одна команда! И надеюсь, останемся ею и в дальнейшем. </text:p>
      <text:list xml:id="list6000366993386595699"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10">– </text:span>А если нет? – Эпплджек смотрела мне мне прямо в глаза.</text:p>
      <text:list xml:id="list184851978702786" text:continue-numbering="true" text:style-name="L5">
        <text:list-header>
          <text:p text:style-name="P139">Я молча пожал плечами. Эпплджек уверенно продолжила.</text:p>
        </text:list-header>
      </text:list>
      <text:p text:style-name="P84"><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10">– </text:span>Спасибо, ЭйДжей.</text:p>
      <text:p text:style-name="P84"><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852662783761" text:continue-numbering="true" text:style-name="L5">
        <text:list-header>
          <text:p text:style-name="P139">Флаттершай пробормотала нечто, показавшееся мне знакомым.</text:p>
        </text:list-header>
      </text:list>
      <text:p text:style-name="P84"><text:span text:style-name="T10">– </text:span>Флатти, ты что-то сказала? Я не расслышал.</text:p>
      <text:p text:style-name="P84"><text:span text:style-name="T10">– </text:span>Намерение Изменяет Реальность.</text:p>
      <text:p text:style-name="P84"><text:soft-page-break/><text:span text:style-name="T10">– </text:span>Эээ. А где ты слышала эту фразу, если не секрет?</text:p>
      <text:p text:style-name="P84"><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853045572779" text:continue-numbering="true" text:style-name="L5">
        <text:list-header>
          <text:p text:style-name="P139">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10">– </text:span>Флатти, ЭйДжей, буду через час. Ждите!</text:p>
      <text:p text:style-name="P79"/>
      <text:h text:style-name="P147" text:outline-level="2">Почти.</text:h>
      <text:p text:style-name="P94"/>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10">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47" text:outline-level="2">Дискорд</text:h>
      <text:p text:style-name="P97"/>
      <text:p text:style-name="P94">Девушки поспешно собирались, пока я растолковывал им задачу.</text:p>
      <text:p text:style-name="P94"><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10">– </text:span>Это тот твой приятель, который разбился с полгода назад? – спросила Эпплджек.</text:p>
      <text:p text:style-name="P94"><text:soft-page-break/><text:span text:style-name="T10">– </text:span>Да, это он.</text:p>
      <text:p text:style-name="P94"><text:span text:style-name="T10">– </text:span>А как мы попадём в его квартиру? Там сейчас кто-то живёт? – Флаттершай прыгала на одной ноге, натягивая кед.</text:p>
      <text:p text:style-name="P94"><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1">Плохо написано!</text:span><text:span text:style-name="T10">&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10">– </text:span>Макс, что случилось? У нас проблемы?</text:p>
      <text:p text:style-name="P95"><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10">– </text:span>Так что, будем ломать дверь? – Эпплджек критически осмотрелась, подмечая бабулек на лавочке и зевак во внутреннем скверике.</text:p>
      <text:p text:style-name="P95"><text:span text:style-name="T10">– </text:span>Нет нужды. Лучше станьте-ка сзади меня так, чтобы заслонить от этих бабулек и от вооон той камеры наблюдения.</text:p>
      <text:list xml:id="list7129688471206118687"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8"><text:span text:style-name="T10">–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text:span><text:soft-page-break/><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8"><text:span text:style-name="T10">– </text:span>Макс, тут окно разбито! И верёвка какая-то висит. – крикнула Флаттершай из кухни.</text:p>
      <text:p text:style-name="P118"><text:span text:style-name="T10">– </text:span>Оставь, Флатти, не сейчас! – отмахнулся я.</text:p>
      <text:p text:style-name="P125">Лампочка питания на ноутбуке горела, <text:s/>но подключенный монитор оставался тёмным. Я постучал по пробелу, но безрезультатно.</text:p>
      <text:p text:style-name="P118"><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18"><text:span text:style-name="T10">– </text:span>Монитор выключен. – <text:s/>раздалось из угла. Кресло с высокой спинкой повернулось, открыв нашим взорам Дискорда. </text:p>
      <text:p text:style-name="P1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8">Он приподнял панамку, дурашливо здороваясь.</text:p>
      <text:p text:style-name="P118"><text:span text:style-name="T10">– </text:span>Оп-па! – пробормотала Эпплджек. – Нежданчик!</text:p>
      <text:p text:style-name="P118"><text:span text:style-name="T10">– </text:span>Ты, я вижу, времени не терял, – моя рука под прикрытием стола медленно тянулась к тяжёлой фарфоровой кружке, стоящей на краю.</text:p>
      <text:p text:style-name="P98"><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10">– </text:span>А почему ты вообще решил искать нас тут? – спросила Эпплджек. – Приехал бы домой. Мы б тебя чаем напоили.</text:p>
      <text:p text:style-name="P98"><text:span text:style-name="T10">– </text:span>Видишь ли, дорогая Эй-Джей, я с самого начала знал, где находится наша уважаемая принцесса, а времени в обрез, так что...</text:p>
      <text:p text:style-name="P106">В проёме дверей появилась Флаттершай.</text:p>
      <text:p text:style-name="P98"><text:span text:style-name="T10">– </text:span>С кем это вы тут разговариваете?</text:p>
      <text:list xml:id="list4447275786652719403"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6">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искорда появилось удивлённо-мечтательное выражение и он вырубился.</text:p>
      <text:p text:style-name="P118"><text:soft-page-break/></text:p>
      <text:h text:style-name="P148" text:outline-level="2">Селестия</text:h>
      <text:p text:style-name="P118"/>
      <text:p text:style-name="P9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8">Включенный монитор показал схематическое изображение Селестиии, </text:p>
      <text:p text:style-name="P119">&gt;\<text:span text:style-name="T1">Привет, Селестия. Это Макс. Как себя чувствуешь?</text:span></text:p>
      <text:p text:style-name="P119">&lt;\<text:span text:style-name="T1">Макс? МАКС??? МА-А-А-АКС!!! НАКОНЕЦ-ТО! КАК Я РАДА ТЕБЯ СЛЫШАТЬ! </text:span></text:p>
      <text:p text:style-name="P119">&gt;\<text:span text:style-name="T1">Я рад, что нашёл тебя, Тия.</text:span></text:p>
      <text:p text:style-name="P1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9">&gt;\<text:span text:style-name="T1">Тия, я сейчас подключу микрофон и колонки, и мы сможем общаться более удобно.</text:span></text:p>
      <text:p text:style-name="P118">…</text:p>
      <text:p text:style-name="P118">– Привет опять. Как ты меня слышишь?</text:p>
      <text:p text:style-name="P1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9">– <text:span text:style-name="T1">Могу себе представить. Как-то раз я провёл три часа камере сенсорной депривации. Мне не понравилось.</text:span></text:p>
      <text:p text:style-name="P118">– Эммм... Ваше Высочество, вы в порядке? Мы так рады, что наконец-то нашли Вас! – вклинилась в разговор Эпплджек.</text:p>
      <text:p text:style-name="P118">– Кто тут? Макс, кто ещё с тобой?</text:p>
      <text:p text:style-name="P119"><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9">– <text:span text:style-name="T1">Девочки? Я рада вас слышать. А Твайлайт нет рядом?</text:span></text:p>
      <text:p text:style-name="P1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8">При этих словах Дискорд замычал и задёргался. Эпплджек нахмурилась и проверила верёвки, привязывающие его к спинке стула.</text:p>
      <text:p text:style-name="P11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8">– Ноутбук — так называется место, где я нахожусь сейчас? А кто это мычит?</text:p>
      <text:p text:style-name="P1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8">– О, духи предков, но зачем??? Почему у него кляп во рту?</text:p>
      <text:p text:style-name="P118">– Мы связали его. Он нас предал. И тебя. И Эквестрию. Всех.</text:p>
      <text:p text:style-name="P118">При этих словах Эпплджек и Флаттершай непонимающе уставились на меня, а Дискорд протестующе замычал.</text:p>
      <text:p text:style-name="P118">Я начал рассказывать о своих догадках, и непонимающее выражение на лицах девушек сменилось удивлением.</text:p>
      <text:p text:style-name="P118">– Нифигасе! – Эпплджек уставилась на Дискорда. – Никогда бы не догадалась! Он, конечно, пиздобол и <text:soft-page-break/>распиздяй, но чтоб предатель... Я о таком и не думала даже.</text:p>
      <text:p text:style-name="P118">– А зачем тогда ты приложила его книгой? – непонимающе уставился я на неё.</text:p>
      <text:p text:style-name="P118">– Потому что ты напал на него. Я и подумала — тебе виднее. И подсобила.</text:p>
      <text:p text:style-name="P118">Флаттершай отрицающе мотнула головой.</text:p>
      <text:p text:style-name="P118">– Не может Дискорд быть предателем. Он мой друг.</text:p>
      <text:p text:style-name="P118">Дискорд благодарственно замычал и закивал головой.</text:p>
      <text:p text:style-name="P1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8">Дискорд завёл глаза на лоб и обречённо завыл.</text:p>
      <text:p text:style-name="P118">– Макс, постой. Дай мне поговорить с ним. – сказала Селестия. – Не могу поверить, что Дискорд на такое пошёл.</text:p>
      <text:p text:style-name="P118">– Ну хорошо. Поговори. Послушаем, что он скажет.</text:p>
      <text:p text:style-name="P118">Я красноречиво покачал кулак перед его носом и вытащил кляп.</text:p>
      <text:p text:style-name="P118">...</text:p>
      <text:p text:style-name="P107">– Ффы, тьфу, пффф, пфу! <text:span text:style-name="T10">&lt;</text:span><text:span text:style-name="T21">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07">– Это я-то устраиваю цирк?!! ДА ТЫ НА СЕБЯ ПОСМОТРИ, КЛОУН!!! На людей кидаешься, чашками бросаешься, вон, мне нос разбил! Дерёшься...</text:p>
      <text:p text:style-name="P107">Я угрожающе поднёс тряпку к лицу Дискорда.</text:p>
      <text:p text:style-name="P107">– Ещё одно слово в таком тоне, и ты заткнёшься, а мы уйдём в Эквестрию без тебя!</text:p>
      <text:p text:style-name="P10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7">Дискорд демонстративно закрыл рот и посвистывая уставился в потолок.</text:p>
      <text:p text:style-name="P107">Разговор зашёл в тупик.</text:p>
      <text:p text:style-name="P110"/>
      <text:p text:style-name="P111">На мониторе высветился текст:</text:p>
      <text:p text:style-name="P11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1"/>
      <text:p text:style-name="P111">Из колонок послышался лёгкий шорох.</text:p>
      <text:p text:style-name="P107">– Дик, сейчас не время для ссор. – голос Селестии был мягким, но настойчивым. – Мы в одной лодке.</text:p>
      <text:p text:style-name="P107">– Тебе легко говорить! Тебе не разбивали нос и не оскорбляли угрозами!</text:p>
      <text:p text:style-name="P107">– Ты должен понимать, что у Макса были все основания так себя вести. Твоё поведение вызвало подозрения у него, ведь он мало тебя знает. </text:p>
      <text:p text:style-name="P107">К уговорам Селестии присоединилась Флаттершай.</text:p>
      <text:p text:style-name="P107">– Дискорд, миленький, прости его. Макс хороший. Он просто не знал, что ты тоже хороший...</text:p>
      <text:p text:style-name="P107">У Дискорда покраснели уши и он засмущался и заворчал.</text:p>
      <text:p text:style-name="P107"><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7">Я пропустил «дятла» мимо ушей.</text:p>
      <text:p text:style-name="P11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8">***</text:p>
      <text:p text:style-name="P10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7">Потому разбрасываться такой возможностью не стоит. Если уж тебе повезло оказаться в новом мире — исследуй его сполна!..</text:p>
      <text:p text:style-name="P108">***</text:p>
      <text:p text:style-name="P113">&lt;<text:span text:style-name="T22">сюда можно вставить похождения Дискорда — вторая неопубликованная глава. Первая — секс с Селестией</text:span>&gt;</text:p>
      <text:p text:style-name="P108">***</text:p>
      <text:p text:style-name="P111">– Развяжите мне, наконец, руки! Или хотя бы одну. Плечами жестикулировать неудобно.... </text:p>
      <text:p text:style-name="P111">Я развязал Дискорду левую руку.</text:p>
      <text:p text:style-name="P11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1">Дискорд принялся разминать затёкшее запястье.</text:p>
      <text:p text:style-name="P11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1">– Какое письмо, Корди? – вскинулась до этого зачарованно слушавшая Дискорда Флаттершай.</text:p>
      <text:p text:style-name="P111">– Ну ваше же! Вы с Эпплджек написали мне о своих мытарствах тут. Вежливо так написали, спасибо...</text:p>
      <text:p text:style-name="P111">Флаттершай покрылась пунцовыми пятнами.</text:p>
      <text:p text:style-name="P111">– Я... Мы... – тут она совсем стушевалась.</text:p>
      <text:p text:style-name="P111">– Так а почему ты сказал, что никто не уйдёт в Эквестрию? – наконец перебила Дискорда скучавшая до этого Эпплджек.</text:p>
      <text:p text:style-name="P111">Дискорд уставился на неё долгим взглядом, а потом хлопнул себя по лбу.</text:p>
      <text:p text:style-name="P111"><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11">– И что? – продолжила его мысль Эпплджек.</text:p>
      <text:p text:style-name="P111">– Эквестрийские <text:span text:style-name="T10">&lt;</text:span><text:span text:style-name="T21">три месяца</text:span><text:span text:style-name="T10">&gt;</text:span> КО-РО-ЧЕ местных. – с нажимом повторил Дискорд. – По моим подсчётам, на два дня.</text:p>
      <text:p text:style-name="P111">– И?!! – до меня уже дошло, но Эпплджек продолжала тупить.</text:p>
      <text:p text:style-name="P111">– Короче, времени у нас осталось что-то около пятнадцати минут. Или около того. – заявил Дискорд, поднеся к глазам запястье с массивными часами.</text:p>
      <text:p text:style-name="P111">– СКОЛЬКО??? – воскликнули хором я и девушки.</text:p>
      <text:p text:style-name="P111">Дискорд открыл было рот, но его слова заглушил звонок в дверь.</text:p>
      <text:p text:style-name="P111">– ОТКРОЙТЕ, ПОЛИЦИЯ! Вам даётся полминуты, чтобы открыть дверь. Через тридцать секунд дверь будет выбита!</text:p>
      <text:p text:style-name="P11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1">Блядь!</text:p>
      <text:p text:style-name="P111">– На крышу, живо!!! Через окно на кухне! – зашипел Дискорд, отчаянно дёргая узлы свободной рукой.</text:p>
      <text:p text:style-name="P111">Эпплджек, одной рукой сгребя в охапку ноутбук, второй увлекая Флаттершай, кинулась на кухню.</text:p>
      <text:p text:style-name="P111">– А толку? Куда мы с крыши денемся? – спросил я растерянно. Дискорд только раздражённо зарычал в ответ.</text:p>
      <text:p text:style-name="P107">Дверь содрогнулась от мощного удара. Послышался стук падающей штукатурки. Я сломя голову кинулся на кухню.</text:p>
      <text:p text:style-name="P107">– Развяжи меня, идиот!!! – гаркнул вдогонку Дискорд.</text:p>
      <text:p text:style-name="P10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7">– Давай на крышу! Я догоню! – рявкнул он, освобождая вторую руку.</text:p>
      <text:p text:style-name="P107">От второго удара дверная коробка крякнула и наполовину въехала в коридор. </text:p>
      <text:p text:style-name="P10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7">Верёвка в кухонном окне дёргалась от движений лезущих по ней Флатти и Эпплджек. Я словил её рукой и стал на подоконник.</text:p>
      <text:p text:style-name="P107">Чёрт!</text:p>
      <text:p text:style-name="P10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7"><text:soft-page-break/>Но нет, триста тысяч чертей, раз девушки смогли – я тоже смогу!</text:p>
      <text:p text:style-name="P10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7">Я успел сократить расстояние до Эпплджек наполовину, когда девушки нашли решение.</text:p>
      <text:p text:style-name="P10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7">Я выдохнул.</text:p>
      <text:p text:style-name="P10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7">Чёрт! Чёрт! Чёрт! Чёрт!</text:p>
      <text:p text:style-name="P107">Бля!!!...</text:p>
      <text:p text:style-name="P107">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07"/>
      <text:h text:style-name="P148" text:outline-level="2">Назад, в Эквестрию</text:h>
      <text:p text:style-name="P107"/>
      <text:p text:style-name="P107">Долго паниковать не пришлось. </text:p>
      <text:p text:style-name="P107">Я почувствовал сильный рывок за шиворот и захват поперёк груди. </text:p>
      <text:p text:style-name="P107">– ОТПУСТИ ДЕВЧОНКУ!!! – загрохотало мне в ухо. Я открыл глаза.</text:p>
      <text:p text:style-name="P10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7"><text:soft-page-break/>Я чуть поднял глаза и уставился в чешуйчатую морду дракона.</text:p>
      <text:p text:style-name="P107">– Отпусти Эпплджек. Я её держу. – повторил Дискорд. – Мне сбалансироваться надо. Вы не такие уж и лёгкие.</text:p>
      <text:p text:style-name="P10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7">Наконец это ему удалось, и дальнейший подъём на крышу происходил в молчании.</text:p>
      <text:p text:style-name="P10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7">Флаттершай оторвала заплаканное лицо от моей ветровки.</text:p>
      <text:p text:style-name="P107">– Да-да, ты прав, Корди. Я готова.</text:p>
      <text:p text:style-name="P107">На длинной шее Дискорда разместились Эпплджек и Флаттершай. Я, для сохранения баланса, разместился позади крыльев.</text:p>
      <text:p text:style-name="P107">Дискорд расправил крылья и начал короткую пробежку к краю.</text:p>
      <text:p text:style-name="P11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7">И мы полетели навстречу закату.</text:p>
      <text:p text:style-name="P10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7">Впереди по курсу увеличивалась громада моей высотки. Дискорд летел прямо на разрыв в ограждении, который я проделал <text:span text:style-name="T10">&lt;</text:span><text:span text:style-name="T21">полгода</text:span><text:span text:style-name="T10">&gt;</text:span> назад своим проходом в Эквестрию.</text:p>
      <text:p text:style-name="P10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7">– Пристегните ремни! – проревел Дискорд, резко ускоряясь. – Будет весело!!!</text:p>
      <text:p text:style-name="P10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7">– ЙУУУУУУУХХХУУУУУ!!! – заорал Дискорд, сложил крылья и врезался в шар.</text:p>
      <text:p text:style-name="P112">&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10">–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text:soft-page-break/>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2">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9">Ученик поднял копыто, желая ответить на вопрос, когда Стар Свирл Бородатый громко икнул и </text:span><text:soft-page-break/><text:span text:style-name="T19">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9">–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10">&lt;</text:span>упомянуть в эпизоде на Терре, что МЛП-сериал закрылся год назад<text:span text:style-name="T10">&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10">&lt;</text:span><text:span text:style-name="T28">чёрт</text:span><text:span text:style-name="T10">&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0">– Хорошо. Уболтал. Кьютимарки беру на себя. Так и знал, что мне самое трудное достанется!</text:p>
      <text:p text:style-name="P12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20">Анакорн проследил мой взгляд.</text:p>
      <text:p text:style-name="P120">– Нечего так смотреть. Если я стану применять магию вместо ловкости, теряется весь смысл упражнения... О, глянь-ка на Эквус!</text:p>
      <text:p text:style-name="P12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0"/>
      <text:p text:style-name="P122">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3"/>
      <text:p text:style-name="P12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2"/>
      <text:p text:style-name="P122"/>
      <text:p text:style-name="P120">Я опять задумался. В голове было пусто. Хотя, если подумать с точки зрения программиста, можно... Наверное можно, раз все предыдущее прокатило...</text:p>
      <text:p text:style-name="P121">–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1">– Не понял? Это как? Как ты совместишь разрушенную магическими войнами Эквестрию с романтически-сексуальным раем для попаданцев?</text:p>
      <text:p text:style-name="P121"><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1">Анакорн долго мусолил карандаш, а потом вдруг заржал.</text:p>
      <text:p text:style-name="P121"><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1"><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21"><text:soft-page-break/>Анакорн примирительно похлопал меня по плечу.</text:p>
      <text:p text:style-name="P121"><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1">Я подозрительно посмотрел на Анакорна.</text:p>
      <text:p text:style-name="P121"><text:span text:style-name="T10">– </text:span>Какой ещё, нафиг, «мой фанфик»? Я никакого фанфика не писал. И не собираюсь, вообще-то.</text:p>
      <text:p text:style-name="P121">Анакорн ехидно ухмыльнулся и откинулся в кресле, переплетя пальцы за затылком.</text:p>
      <text:p text:style-name="P121"><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0"><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0"><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0"><text:span text:style-name="T10">– </text:span>Факн щит<text:note text:id="ftn13" text:note-class="footnote"><text:note-citation>13</text:note-citation><text:note-body><text:p text:style-name="P11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0">Анакорн развёл руками.</text:p>
      <text:p text:style-name="P120"><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0">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10">&lt;</text:span><text:span text:style-name="T21">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10">&lt;</text:span><text:span text:style-name="T21">полгода</text:span><text:span text:style-name="T10">&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21">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10">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7">Селестия кивнула, соглашаясь, и образ её начал меркнуть.</text:p>
      <text:p text:style-name="P112"><text:soft-page-break/>– <text:span text:style-name="T1">Окей. Будь счастлив и... спасибо тебе за всё, Макс.</text:span></text:p>
      <text:p text:style-name="P107">…</text:p>
      <text:p text:style-name="P11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7">Он нахлобучил на себя невесть откуда взявшуюся двууголку.</text:p>
      <text:p text:style-name="P107">– Как вам это нравится, господа?! Дискорд — спаситель Эквестрии! А ведь звучит!!! Разрешите откланяться!..</text:p>
      <text:p text:style-name="P107"/>
      <text:list xml:id="list1929628138059540246" text:style-name="L8">
        <text:list-header>
          <text:p text:style-name="P141">(<text:span text:style-name="T32">Луна — как повелительница снов, слышала разговор Макса с Анакорном</text:span>)</text:p>
          <text:p text:style-name="P142"/>
        </text:list-header>
      </text:list>
      <text:p text:style-name="P108">***</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oft-page-break/><text:span text:style-name="T1">–</text:span> И тебя, и Твайлайт, и Рэрити, и Селестию, и всех-всех-всех… Таковы правила.</text:p>
      <text:p text:style-name="P79"><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79">Я опустил руку на шею Дэш и ощутил теплоту и лёгкое покалывание в пустоте.</text:p>
      <text:p text:style-name="P79"><text:span text:style-name="T10">–</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48" text:outline-level="2">Земля</text:h>
      <text:p text:style-name="P82">Музыкальная тема из бегущего по лезвию бритвы — <text:span text:style-name="T10">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2">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1">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15T18:48:50.573000000</dc:date>
    <meta:editing-duration>P81DT18H26M48S</meta:editing-duration>
    <meta:editing-cycles>4593</meta:editing-cycles>
    <meta:generator>LibreOffice/5.1.0.3$Windows_x86 LibreOffice_project/5e3e00a007d9b3b6efb6797a8b8e57b51ab1f737</meta:generator>
    <meta:document-statistic meta:table-count="0" meta:image-count="0" meta:object-count="0" meta:page-count="163" meta:paragraph-count="3326" meta:word-count="75107" meta:character-count="499481" meta:non-whitespace-character-count="424148"/>
  </office:meta>
</office:document-meta>
</file>